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Pictures/10000000000004BC000003247F4816E47F53A040.png" manifest:media-type="image/png"/>
  <manifest:file-entry manifest:full-path="Pictures/10000201000000480000004862620822088B3D0B.png" manifest:media-type="image/png"/>
  <manifest:file-entry manifest:full-path="Pictures/100002010000004800000048E8AAB70E6169E2D2.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DejaVu Sans Mono" svg:font-family="'DejaVu Sans Mono'"/>
    <style:font-face style:name="Lohit Devanagari1" svg:font-family="'Lohit Devanagari'"/>
    <style:font-face style:name="Liberation Sans2" svg:font-family="'Liberation Sans'" style:font-family-generic="swiss"/>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10.418cm" fo:min-width="7.12cm"/>
    </style:style>
    <style:style style:name="gr3" style:family="graphic" style:parent-style-name="standard">
      <style:graphic-properties draw:textarea-horizontal-align="justify" draw:textarea-vertical-align="middle" draw:auto-grow-height="false" fo:min-height="2.798cm" fo:min-width="6.612cm"/>
    </style:style>
    <style:style style:name="gr4" style:family="graphic" style:parent-style-name="standard">
      <style:graphic-properties draw:textarea-horizontal-align="justify" draw:textarea-vertical-align="middle" draw:auto-grow-height="false" fo:min-height="0.766cm" fo:min-width="2.834cm"/>
    </style:style>
    <style:style style:name="gr5" style:family="graphic" style:parent-style-name="standard">
      <style:graphic-properties draw:textarea-horizontal-align="justify" draw:textarea-vertical-align="middle" draw:auto-grow-height="false" fo:min-height="0.512cm" fo:min-width="2.834cm"/>
    </style:style>
    <style:style style:name="gr6" style:family="graphic" style:parent-style-name="Object_20_with_20_no_20_fill_20_and_20_no_20_line">
      <style:graphic-properties draw:textarea-vertical-align="middle" draw:ole-draw-aspect="1" style:protect="size"/>
    </style:style>
    <style:style style:name="gr7" style:family="graphic" style:parent-style-name="standard">
      <style:graphic-properties draw:textarea-horizontal-align="justify" draw:textarea-vertical-align="middle" draw:auto-grow-height="false" fo:min-height="0.386cm" fo:min-width="0.823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Forestbird-title">
      <style:graphic-properties draw:auto-grow-height="true" fo:min-height="3.507cm"/>
    </style:style>
    <style:style style:name="pr2" style:family="presentation" style:parent-style-name="Forestbird-outline1">
      <style:graphic-properties fo:min-height="11.929cm"/>
    </style:style>
    <style:style style:name="pr3" style:family="presentation" style:parent-style-name="Forestbird-notes">
      <style:graphic-properties draw:fill-color="#ffffff" fo:min-height="13.364cm"/>
    </style:style>
    <style:style style:name="pr4" style:family="presentation" style:parent-style-name="Forestbird-subtitle">
      <style:graphic-properties svg:stroke-color="#000000" draw:fill-color="#add58a" draw:auto-grow-height="true" fo:min-height="12.182cm"/>
    </style:style>
    <style:style style:name="pr5" style:family="presentation" style:parent-style-name="Forestbird-notes">
      <style:graphic-properties draw:fill-color="#ffffff" draw:auto-grow-height="true" fo:min-height="13.364cm"/>
    </style:style>
    <style:style style:name="pr6" style:family="presentation" style:parent-style-name="Forestbird1-notes">
      <style:graphic-properties draw:fill-color="#ffffff" draw:auto-grow-height="true" fo:min-height="13.364cm"/>
    </style:style>
    <style:style style:name="pr7" style:family="presentation" style:parent-style-name="Forestbird2-notes">
      <style:graphic-properties draw:fill-color="#ffffff" draw:auto-grow-height="true" fo:min-height="13.364cm"/>
    </style:style>
    <style:style style:name="pr8" style:family="presentation" style:parent-style-name="Forestbird3-outline1">
      <style:graphic-properties fo:min-height="11.929cm"/>
    </style:style>
    <style:style style:name="pr9" style:family="presentation" style:parent-style-name="Forestbird3-notes">
      <style:graphic-properties draw:fill-color="#ffffff" draw:auto-grow-height="true" fo:min-height="13.38cm"/>
    </style:style>
    <style:style style:name="pr10" style:family="presentation" style:parent-style-name="Forestbird3-subtitle">
      <style:graphic-properties draw:fill-color="#ffffff" draw:auto-grow-height="true" fo:min-height="16.26cm"/>
    </style:style>
    <style:style style:name="pr11" style:family="presentation" style:parent-style-name="Forestbird3-notes">
      <style:graphic-properties draw:fill-color="#ffffff" fo:min-height="13.364cm"/>
    </style:style>
    <style:style style:name="pr12" style:family="presentation" style:parent-style-name="Forestbird3-notes">
      <style:graphic-properties draw:fill-color="#ffffff" draw:auto-grow-height="true" fo:min-height="13.364cm"/>
    </style:style>
    <style:style style:name="pr13" style:family="presentation" style:parent-style-name="Forestbird3-subtitle">
      <style:graphic-properties draw:fill-color="#ffffff" fo:min-height="15.752cm"/>
    </style:style>
    <style:style style:name="pr14" style:family="presentation" style:parent-style-name="Forestbird3-subtitle">
      <style:graphic-properties draw:fill-color="#ffffff" fo:min-height="15.494cm"/>
    </style:style>
    <style:style style:name="pr15" style:family="presentation" style:parent-style-name="Forestbird3-subtitle">
      <style:graphic-properties draw:fill-color="#ffffff" fo:min-height="16.26cm"/>
    </style:style>
    <style:style style:name="pr16" style:family="presentation" style:parent-style-name="Forestbird3-notes">
      <style:graphic-properties draw:fill-color="#ffffff" fo:min-height="14.167cm"/>
    </style:style>
    <style:style style:name="pr17" style:family="presentation" style:parent-style-name="Forestbird3-notes">
      <style:graphic-properties draw:fill-color="#ffffff" fo:min-height="15.741cm"/>
    </style:style>
    <style:style style:name="pr18" style:family="presentation" style:parent-style-name="Forestbird3-notes">
      <style:graphic-properties draw:fill-color="#ffffff" fo:min-height="4.238cm"/>
    </style:style>
    <style:style style:name="pr19" style:family="presentation" style:parent-style-name="Forestbird3-notes">
      <style:graphic-properties draw:fill-color="#ffffff" fo:min-height="12.636cm"/>
    </style:style>
    <style:style style:name="P1" style:family="paragraph">
      <loext:graphic-properties draw:fill-color="#ffffff"/>
    </style:style>
    <style:style style:name="P2" style:family="paragraph">
      <loext:graphic-properties draw:fill-color="#add58a"/>
      <style:text-properties fo:font-size="32pt"/>
    </style:style>
    <style:style style:name="P3" style:family="paragraph">
      <style:paragraph-properties fo:text-align="center"/>
    </style:style>
    <style:style style:name="P4" style:family="paragraph">
      <style:paragraph-properties fo:margin-left="0.6cm" fo:margin-right="0cm" fo:text-indent="-0.6cm"/>
    </style:style>
    <style:style style:name="P5" style:family="paragraph">
      <loext:graphic-properties draw:fill-color="#ffffff"/>
      <style:paragraph-properties fo:text-align="center"/>
      <style:text-properties fo:font-size="32pt"/>
    </style:style>
    <style:style style:name="P6" style:family="paragraph">
      <loext:graphic-properties draw:fill-color="#ffffff"/>
      <style:text-properties fo:font-size="32pt"/>
    </style:style>
    <style:style style:name="P7" style:family="paragraph">
      <style:paragraph-properties fo:text-align="start"/>
    </style:style>
    <style:style style:name="P8" style:family="paragraph">
      <loext:graphic-properties draw:fill-color="#ffffff"/>
      <style:paragraph-properties fo:text-align="start"/>
      <style:text-properties fo:font-size="32pt"/>
    </style:style>
    <style:style style:name="P9" style:family="paragraph">
      <style:paragraph-properties fo:margin-left="0cm" fo:margin-right="0cm" fo:text-align="start" fo:text-indent="0cm"/>
    </style:style>
    <style:style style:name="P10" style:family="paragraph">
      <loext:graphic-properties draw:fill-color="#ffffff"/>
      <style:paragraph-properties fo:text-align="start"/>
    </style:style>
    <style:style style:name="P11" style:family="paragraph">
      <loext:graphic-properties draw:fill-color="#ffffff"/>
      <style:paragraph-properties fo:margin-left="0.6cm" fo:margin-right="0cm" fo:text-indent="-0.6cm"/>
    </style:style>
    <style:style style:name="P12" style:family="paragraph">
      <loext:graphic-properties draw:fill-color="#ffffff"/>
      <style:text-properties fo:font-size="20pt"/>
    </style:style>
    <style:style style:name="P13" style:family="paragraph">
      <loext:graphic-properties draw:fill="none"/>
      <style:paragraph-properties fo:text-align="center"/>
    </style:style>
    <style:style style:name="P14" style:family="paragraph">
      <style:paragraph-properties fo:margin-left="0cm" fo:margin-right="1cm" fo:text-indent="0cm"/>
    </style:style>
    <style:style style:name="P15" style:family="paragraph">
      <loext:graphic-properties draw:fill-color="#ffffff"/>
      <style:text-properties fo:font-size="32pt" fo:font-weight="bold" style:font-weight-asian="bold" style:font-weight-complex="bold"/>
    </style:style>
    <style:style style:name="P16" style:family="paragraph">
      <style:paragraph-properties fo:margin-left="0cm" fo:margin-right="1cm" fo:text-align="start" fo:text-indent="0cm"/>
    </style:style>
    <style:style style:name="P17" style:family="paragraph">
      <loext:graphic-properties draw:fill-color="#ffffff"/>
      <style:paragraph-properties fo:margin-left="0cm" fo:margin-right="1cm" fo:text-align="start" fo:text-indent="0cm"/>
      <style:text-properties fo:font-size="32pt"/>
    </style:style>
    <style:style style:name="P18" style:family="paragraph">
      <loext:graphic-properties draw:fill-color="#ffffff"/>
      <style:paragraph-properties fo:margin-left="0cm" fo:margin-right="1cm" fo:text-indent="0cm"/>
    </style:style>
    <style:style style:name="T1" style:family="text">
      <style:text-properties fo:font-size="32pt"/>
    </style:style>
    <style:style style:name="T2" style:family="text">
      <style:text-properties fo:color="#f04e4d" fo:font-size="32pt" style:font-size-asian="24pt" style:font-size-complex="24pt"/>
    </style:style>
    <style:style style:name="T3"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4" style:family="text">
      <style:text-properties style:text-position="15% 58%"/>
    </style:style>
    <style:style style:name="T5" style:family="text">
      <style:text-properties style:font-name="Liberation Sans2" style:font-name-asian="Liberation Sans2" style:font-name-complex="Liberation Sans2"/>
    </style:style>
    <style:style style:name="T6" style:family="text">
      <style:text-properties fo:font-size="54pt" style:font-size-asian="40pt" style:font-size-complex="40pt"/>
    </style:style>
    <style:style style:name="T7" style:family="text">
      <style:text-properties fo:font-variant="normal" fo:text-transform="none" fo:color="#000000" style:text-outline="false" style:text-line-through-style="none" style:text-line-through-type="none" fo:font-size="36pt" fo:font-style="normal" fo:text-shadow="none" style:text-underline-style="none" style:letter-kerning="true" fo:background-color="transparent" style:font-size-asian="36pt" style:font-size-complex="36pt"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font-name="DejaVu Sans Mono" fo:font-size="36pt" fo:font-style="normal" fo:text-shadow="none" style:text-underline-style="none" style:letter-kerning="true" fo:background-color="transparent" style:font-name-asian="DejaVu Sans Mono" style:font-size-asian="36pt" style:font-name-complex="DejaVu Sans Mono" style:font-size-complex="36pt" style:text-emphasize="none" style:font-relief="none" style:text-overline-style="none" style:text-overline-color="font-color"/>
    </style:style>
    <style:style style:name="T9" style:family="text">
      <style:text-properties fo:font-variant="normal" fo:text-transform="none" fo:color="#000080" style:text-outline="false" style:text-line-through-style="none" style:text-line-through-type="none" style:font-name="DejaVu Sans Mono" fo:font-size="36pt" fo:font-style="normal" fo:text-shadow="none" style:text-underline-style="none" fo:font-weight="bold" style:letter-kerning="true" fo:background-color="transparent" style:font-name-asian="DejaVu Sans Mono" style:font-size-asian="36pt" style:font-weight-asian="bold" style:font-name-complex="DejaVu Sans Mono" style:font-size-complex="36pt" style:font-weight-complex="bold"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font-name="DejaVu Sans Mono" fo:font-size="36pt" fo:font-style="normal" fo:text-shadow="none" style:text-underline-style="none" fo:font-weight="normal" style:letter-kerning="true" fo:background-color="transparent" style:font-name-asian="DejaVu Sans Mono" style:font-size-asian="36pt" style:font-name-complex="DejaVu Sans Mono" style:font-size-complex="36pt" style:text-emphasize="none" style:font-relief="none" style:text-overline-style="none" style:text-overline-color="font-color"/>
    </style:style>
    <style:style style:name="T11" style:family="text">
      <style:text-properties fo:font-weight="bold" style:font-weight-asian="bold" style:font-weight-complex="bold"/>
    </style:style>
    <style:style style:name="T12" style:family="text">
      <style:text-properties fo:font-variant="normal" fo:text-transform="none" fo:color="#000000" style:text-outline="false" style:text-line-through-style="none" style:text-line-through-type="none" style:font-name="DejaVu Sans Mono" fo:font-size="32pt" fo:font-style="normal" fo:text-shadow="none" style:text-underline-style="none" style:letter-kerning="true" fo:background-color="transparent" style:font-name-asian="DejaVu Sans Mono" style:font-size-asian="32pt" style:font-name-complex="DejaVu Sans Mono" style:font-size-complex="32pt" style:text-emphasize="none" style:font-relief="none" style:text-overline-style="none" style:text-overline-color="font-color"/>
    </style:style>
    <style:style style:name="T13" style:family="text">
      <style:text-properties fo:font-variant="normal" fo:text-transform="none" fo:color="#000080" style:text-outline="false" style:text-line-through-style="none" style:text-line-through-type="none" style:font-name="DejaVu Sans Mono" fo:font-size="32pt" fo:font-style="normal" fo:text-shadow="none" style:text-underline-style="none" fo:font-weight="bold" style:letter-kerning="true" fo:background-color="transparent" style:font-name-asian="DejaVu Sans Mono" style:font-size-asian="32pt" style:font-weight-asian="bold" style:font-name-complex="DejaVu Sans Mono" style:font-size-complex="32pt" style:font-weight-complex="bold"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font-name="DejaVu Sans Mono" fo:font-size="32pt" fo:font-style="normal" fo:text-shadow="none" style:text-underline-style="none" fo:font-weight="normal" style:letter-kerning="true" fo:background-color="transparent" style:font-name-asian="DejaVu Sans Mono" style:font-size-asian="32pt" style:font-name-complex="DejaVu Sans Mono" style:font-size-complex="32pt" style:text-emphasize="none" style:font-relief="none" style:text-overline-style="none" style:text-overline-color="font-color"/>
    </style:style>
    <style:style style:name="T15" style:family="text">
      <style:text-properties fo:font-size="44pt" style:font-size-asian="32pt" style:font-size-complex="32pt"/>
    </style:style>
    <style:style style:name="T16"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17" style:family="text">
      <style:text-properties fo:font-size="20pt"/>
    </style:style>
    <style:style style:name="T18" style:family="text">
      <style:text-properties fo:font-size="116.199996948242pt" fo:font-weight="bold" style:font-size-asian="88pt" style:font-weight-asian="bold" style:font-size-complex="88pt" style:font-weight-complex="bold"/>
    </style:style>
    <style:style style:name="T19" style:family="text">
      <style:text-properties fo:font-size="3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add58a"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1">
        <office:forms form:automatic-focus="false" form:apply-design-mode="false"/>
        <draw:frame presentation:style-name="pr1" draw:layer="layout" svg:width="23.368cm" svg:height="3.507cm" svg:x="2.286cm" svg:y="2.54cm" presentation:class="title">
          <draw:text-box>
            <text:p>prep</text:p>
          </draw:text-box>
        </draw:frame>
        <draw:frame presentation:style-name="pr2" draw:layer="layout" svg:width="23.622cm" svg:height="12.182cm" svg:x="2.032cm" svg:y="6.096cm" presentation:class="outline">
          <draw:text-box>
            <text:list text:style-name="L2">
              <text:list-item>
                <text:p>Ensure slide advance is on and working</text:p>
              </text:list-item>
              <text:list-item>
                <text:p>Conf badge not hitting mic</text:p>
              </text:list-item>
              <text:list-item>
                <text:p>Start swipl terminal and increase font</text:p>
              </text:list-item>
              <text:list-item>
                <text:p>open the paste file.</text:p>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user-transformed="true">
            <draw:text-box>
              <text:p>Start terminal with SWI-Prolog</text:p>
              <text:p/>
              <text:p>Pre-paste all the live code.</text:p>
              <text:p/>
              <text:p>Turn on and check KAKY device</text:p>
              <text:p/>
              <text:p>Reset LibreImpress timer</text:p>
              <text:p/>
              <text:p>Start smart phone timer</text:p>
              <text:p/>
              <text:p/>
              <text:p/>
            </draw:text-box>
          </draw:frame>
        </presentation:notes>
      </draw:page>
      <draw:page draw:name="page2" draw:style-name="dp1" draw:master-page-name="Forestbird" presentation:presentation-page-layout-name="AL2T0">
        <office:forms form:automatic-focus="false" form:apply-design-mode="false"/>
        <draw:frame presentation:style-name="pr1" draw:layer="layout" svg:width="23.368cm" svg:height="3.507cm" svg:x="2.286cm" svg:y="2.54cm" presentation:class="title">
          <draw:text-box>
            <text:p>Let Over Logic</text:p>
          </draw:text-box>
        </draw:frame>
        <draw:frame presentation:style-name="pr4" draw:text-style-name="P2" draw:layer="layout" svg:width="23.622cm" svg:height="12.182cm" svg:x="2.032cm" svg:y="6.096cm" presentation:class="subtitle">
          <draw:text-box>
            <text:p><text:span text:style-name="T1">What Functional Programming</text:span></text:p>
            <text:p><text:span text:style-name="T1">Can Learn from Logic Programming</text:span></text:p>
            <text:p><text:span text:style-name="T2">Anne Ogborn</text:span></text:p>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user-transformed="true">
            <draw:text-box>
              <text:p>Howdy</text:p>
              <text:p>Today I want to look at some things from logic programming that might be useful<text:span text:style-name="T3"> in the fp world, and maybe we’ll find ways you can improve your own practice.</text:span></text:p>
              <text:p>This is not a sales talk about how Prolog is better than your language, it’s about questioning your own language. What can be better?</text:p>
              <text:p>Caveat – I’m a Prolog programmer, not an expert in all functional languages.</text:p>
              <text:p/>
            </draw:text-box>
          </draw:frame>
        </presentation:notes>
      </draw:page>
      <draw:page draw:name="page3" draw:style-name="dp1" draw:master-page-name="Forestbird1" presentation:presentation-page-layout-name="AL1T1">
        <office:forms form:automatic-focus="false" form:apply-design-mode="false"/>
        <draw:custom-shape draw:style-name="gr2" draw:text-style-name="P3" draw:layer="layout" svg:width="7.62cm" svg:height="10.668cm" svg:x="16.51cm" svg:y="5.08cm">
          <text:p text:style-name="P3">World of</text:p>
          <text:p text:style-name="P3">Facts and</text:p>
          <text:p text:style-name="P3">Implications</text:p>
          <draw:enhanced-geometry svg:viewBox="0 0 21600 21600" draw:type="rectangle" draw:enhanced-path="M 0 0 L 21600 0 21600 21600 0 21600 0 0 Z N"/>
        </draw:custom-shape>
        <draw:custom-shape draw:style-name="gr3" draw:text-style-name="P3" draw:layer="layout" svg:width="7.112cm" svg:height="3.048cm" svg:x="4.826cm" svg:y="8.636cm">
          <text:p text:style-name="P3">Query</text:p>
          <draw:enhanced-geometry svg:viewBox="0 0 21600 21600" draw:type="rectangle" draw:enhanced-path="M 0 0 L 21600 0 21600 21600 0 21600 0 0 Z N"/>
        </draw:custom-shape>
        <draw:custom-shape draw:style-name="gr4" draw:text-style-name="P3" draw:layer="layout" svg:width="3.81cm" svg:height="2.032cm" svg:x="12.446cm" svg:y="8.89cm">
          <text:p text:style-name="P3">query</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3.81cm" svg:height="1.524cm" svg:x="12.192cm" svg:y="12.446cm">
          <text:p text:style-name="P3">Proof</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draw:text-box>
              <text:p>Logic programming is a paradigm where you construct a world of rules, and then query the prolog engine for proofs of some statement in that world.</text:p>
              <text:p/>
            </draw:text-box>
          </draw:frame>
        </presentation:notes>
      </draw:page>
      <draw:page draw:name="page4" draw:style-name="dp1" draw:master-page-name="Forestbird2" presentation:presentation-page-layout-name="AL1T1">
        <office:forms form:automatic-focus="false" form:apply-design-mode="false"/>
        <draw:frame draw:style-name="gr6" draw:layer="layout" svg:width="15.053cm" svg:height="5.053cm" svg:x="6.283cm" svg:y="8.128cm" presentation:class="object"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user-transformed="true">
            <draw:text-box>
              <text:p/>
              <text:p>Now, in 7<text:span text:style-name="T4">th</text:span> standard algebra, <text:s/>we have variables and proofs. <text:s/>And these variables are often called unknowns in algebra, because they represent things we assume have a value, but we don’t know it.</text:p>
              <text:p><text:s/>But in Prolog we call these variables.</text:p>
              <text:p/>
              <text:p>And usually proving something involves finding values of these variables that make two things be the same.</text:p>
              <text:p/>
              <text:p/>
            </draw:text-box>
          </draw:frame>
        </presentation:notes>
      </draw:page>
      <draw:page draw:name="page5" draw:style-name="dp1" draw:master-page-name="Forestbird2" presentation:presentation-page-layout-name="AL1T1">
        <office:forms form:automatic-focus="false" form:apply-design-mode="false"/>
        <draw:frame draw:style-name="gr6" draw:layer="layout" svg:width="15.053cm" svg:height="5.053cm" svg:x="6.096cm" svg:y="8.409cm" presentation:class="object" presentation:user-transformed="true">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user-transformed="true">
            <draw:text-box>
              <text:p text:style-name="P4"/>
              <text:p text:style-name="P4">Here we have the quadratic equation, giving the roots of a quadratic function. </text:p>
              <text:p>Depending on a,b,and c we might have two solutions, one solution, or none at all.</text:p>
              <text:p/>
              <text:p/>
            </draw:text-box>
          </draw:frame>
        </presentation:notes>
      </draw:page>
      <draw:page draw:name="page6" draw:style-name="dp1" draw:master-page-name="Forestbird3" presentation:presentation-page-layout-name="AL1T1">
        <office:forms form:automatic-focus="false" form:apply-design-mode="false"/>
        <draw:frame presentation:style-name="pr8" draw:layer="layout" svg:width="23.413cm" svg:height="12.182cm" svg:x="2.241cm" svg:y="6.096cm" presentation:class="outline">
          <draw:text-box>
            <text:list text:style-name="L2">
              <text:list-item>
                <text:p>1 <text:span text:style-name="T5">≠</text:span> 2 <text:s text:c="3"/>Not the same</text:p>
              </text:list-item>
              <text:list-item>
                <text:p>1 = 1 <text:s text:c="3"/>The same</text:p>
              </text:list-item>
              <text:list-item>
                <text:p>X = 1 <text:s text:c="3"/>Could be the same</text:p>
              </text:list-item>
              <text:list-item>
                <text:p>X = Y <text:s text:c="3"/>Must be the same, but we don’t <text:s text:c="7"/><text:s text:c="14"/>know value</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1" draw:layer="layout" svg:width="16.799cm" svg:height="13.38cm" svg:x="2.1cm" svg:y="14.107cm" presentation:class="notes" presentation:user-transformed="true">
            <draw:text-box>
              <text:p text:style-name="P4"/>
              <text:p>And often we’re trying to prove one thing is the same as another. An important question in Prolog is, “Is it at least possible for these two things to be the same?”,</text:p>
              <text:p/>
              <text:p>Because only if they can be the same should we keep exploring this path.</text:p>
              <text:p/>
              <text:p>Now, if one of these things is an unknown, then it’s always possible it’s the same as the other.</text:p>
              <text:p>But if we decide X’s value can be 1, then we can pretend X is 1 and X is no longer unknown, and move on, perhaps coming back to try X as something else if 1 doesn’t work out.</text:p>
              <text:p/>
              <text:p/>
            </draw:text-box>
          </draw:frame>
        </presentation:notes>
      </draw:page>
      <draw:page draw:name="page7" draw:style-name="dp1" draw:master-page-name="Forestbird3" presentation:presentation-page-layout-name="AL3T32">
        <office:forms form:automatic-focus="false" form:apply-design-mode="false"/>
        <draw:frame presentation:style-name="pr10" draw:text-style-name="P5" draw:layer="layout" svg:width="23.368cm" svg:height="16.26cm" svg:x="2.286cm" svg:y="2.589cm" presentation:class="subtitle">
          <draw:text-box>
            <text:p text:style-name="P3"><text:span text:style-name="T6">Level = Grade</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11" draw:text-style-name="P1" draw:layer="layout" svg:width="16.799cm" svg:height="13.364cm" svg:x="2.1cm" svg:y="14.107cm" presentation:class="notes" presentation:user-transformed="true">
            <draw:text-box>
              <text:p>Ok, so here Level has to be the same as grade.</text:p>
              <text:p>We don’t know the value of either one, but if we find out one, we find out that the other has to be the same.</text:p>
              <text:p/>
              <text:p>We call this state “Sharing”. <text:s/>Level and Grade are sharing.</text:p>
            </draw:text-box>
          </draw:frame>
        </presentation:notes>
      </draw:page>
      <draw:page draw:name="page8" draw:style-name="dp1" draw:master-page-name="Forestbird3" presentation:presentation-page-layout-name="AL3T32">
        <office:forms form:automatic-focus="false" form:apply-design-mode="false"/>
        <draw:frame presentation:style-name="pr10" draw:text-style-name="P6" draw:layer="layout" svg:width="23.368cm" svg:height="16.26cm" svg:x="2.286cm" svg:y="2.589cm" presentation:class="subtitle">
          <draw:text-box>
            <text:p><text:span text:style-name="T1">Unification</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2" draw:text-style-name="P1" draw:layer="layout" svg:width="16.799cm" svg:height="13.364cm" svg:x="2.1cm" svg:y="14.107cm" presentation:class="notes">
            <draw:text-box>
              <text:p>We call this process unification.</text:p>
              <text:p/>
              <text:p>When it is possible – not proved, just possible – that two things are the same, then we say it is possible to unify them.</text:p>
            </draw:text-box>
          </draw:frame>
        </presentation:notes>
      </draw:page>
      <draw:page draw:name="page9" draw:style-name="dp1" draw:master-page-name="Forestbird3" presentation:presentation-page-layout-name="AL3T32">
        <office:forms form:automatic-focus="false" form:apply-design-mode="false"/>
        <draw:frame presentation:style-name="pr10" draw:text-style-name="P6" draw:layer="layout" svg:width="23.368cm" svg:height="16.26cm" svg:x="2.286cm" svg:y="2.589cm" presentation:class="subtitle">
          <draw:text-box>
            <text:p><text:span text:style-name="T1">Binding Arguments</text:span></text:p>
          </draw:text-box>
        </draw:frame>
        <presentation:notes draw:style-name="dp2">
          <draw:page-thumbnail draw:style-name="gr1" draw:layer="layout" svg:width="14.848cm" svg:height="11.136cm" svg:x="3.075cm" svg:y="2.257cm" draw:page-number="9" presentation:class="page"/>
          <draw:frame presentation:style-name="pr12" draw:text-style-name="P1" draw:layer="layout" svg:width="16.799cm" svg:height="13.364cm" svg:x="2.1cm" svg:y="14.107cm" presentation:class="notes">
            <draw:text-box>
              <text:p>And now we can do what we came here to do.</text:p>
              <text:p/>
              <text:p>We can look at something very fundamental to programming – binding arguments during function calls.</text:p>
              <text:p/>
            </draw:text-box>
          </draw:frame>
        </presentation:notes>
      </draw:page>
      <draw:page draw:name="page10" draw:style-name="dp1" draw:master-page-name="Forestbird3" presentation:presentation-page-layout-name="AL3T32">
        <office:forms form:automatic-focus="false" form:apply-design-mode="false"/>
        <draw:frame presentation:style-name="pr10" draw:text-style-name="P8" draw:layer="layout" svg:width="23.368cm" svg:height="16.26cm" svg:x="2.286cm" svg:y="2.589cm" presentation:class="subtitle">
          <draw:text-box>
            <text:p text:style-name="P7"><text:span text:style-name="T1"/></text:p>
            <text:p text:style-name="P7"><text:span text:style-name="T1">foo(1+1, 1+2, 2+3);</text:span></text:p>
            <text:p text:style-name="P7"><text:span text:style-name="T1"/></text:p>
            <text:p text:style-name="P7"><text:span text:style-name="T1">void foo(int a, int b, int c) {</text:span></text:p>
            <text:p text:style-name="P7"><text:span text:style-name="T1"><text:s text:c="4"/></text:span><text:span text:style-name="T1">printf(“a=%d b=%d c=%d\n”, a, b, c);</text:span></text:p>
            <text:p text:style-name="P7"><text:span text:style-name="T1">}</text:span></text:p>
            <text:p text:style-name="P7"><text:span text:style-name="T1"/></text:p>
            <text:p text:style-name="P7"><text:span text:style-name="T1">A=2 b=3 c=5</text:spa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11" draw:text-style-name="P10" draw:layer="layout" svg:width="16.799cm" svg:height="13.364cm" svg:x="2.1cm" svg:y="14.107cm" presentation:class="notes" presentation:user-transformed="true">
            <draw:text-box>
              <text:p text:style-name="P9">lets look at how binding happens in most languages, something called applicative binding.</text:p>
              <text:p text:style-name="P9"/>
              <text:p text:style-name="P9">Binding in calls always has actual arguments – what goes between the parens in the caller – and formal arguments – what goes between the arguments in the definition.</text:p>
              <text:p text:style-name="P7">Here’s a C language function call, and the thing it’s calling.</text:p>
              <text:p text:style-name="P7">So, what happens? <text:s/>First we evaluate each argument, and get static data.</text:p>
              <text:p text:style-name="P7">Then we set the value of the variables on the stack to the values of the evals</text:p>
              <text:p text:style-name="P7">And what happens here?</text:p>
              <text:p text:style-name="P7">Well, we eval the args to 2, 3, 5 and pass them</text:p>
            </draw:text-box>
          </draw:frame>
        </presentation:notes>
      </draw:page>
      <draw:page draw:name="page11" draw:style-name="dp1" draw:master-page-name="Forestbird3" presentation:presentation-page-layout-name="AL3T32">
        <office:forms form:automatic-focus="false" form:apply-design-mode="false"/>
        <draw:frame presentation:style-name="pr10" draw:text-style-name="P8" draw:layer="layout" svg:width="23.368cm" svg:height="16.26cm" svg:x="2.286cm" svg:y="2.589cm" presentation:class="subtitle">
          <draw:text-box>
            <text:p text:style-name="P7"><text:span text:style-name="T1"/></text:p>
            <text:p text:style-name="P7"><text:span text:style-name="T1">Int a = 1;</text:span></text:p>
            <text:p text:style-name="P7"><text:span text:style-name="T1">foo(++a, ++a, ++a);</text:span></text:p>
            <text:p text:style-name="P7"><text:span text:style-name="T1"/></text:p>
            <text:p text:style-name="P7"><text:span text:style-name="T1">void foo(int a, int b, int c) {</text:span></text:p>
            <text:p text:style-name="P7"><text:span text:style-name="T1"><text:s text:c="4"/></text:span><text:span text:style-name="T1">printf(“a=%d b=%d c=%d\n”, a, b, c);</text:span></text:p>
            <text:p text:style-name="P7"><text:span text:style-name="T1">}</text:span></text:p>
          </draw:text-box>
        </draw:frame>
        <presentation:notes draw:style-name="dp2">
          <office:forms form:automatic-focus="false" form:apply-design-mode="false"/>
          <draw:page-thumbnail draw:style-name="gr1" draw:layer="layout" svg:width="14.848cm" svg:height="11.136cm" svg:x="3.048cm" svg:y="2.54cm" draw:page-number="11" presentation:class="page"/>
          <draw:frame presentation:style-name="pr11" draw:text-style-name="P10" draw:layer="layout" svg:width="16.799cm" svg:height="13.364cm" svg:x="2.1cm" svg:y="14.107cm" presentation:class="notes" presentation:user-transformed="true">
            <draw:text-box>
              <text:p text:style-name="P9"/>
              <text:p text:style-name="P7">And what happens here?</text:p>
            </draw:text-box>
          </draw:frame>
        </presentation:notes>
      </draw:page>
      <draw:page draw:name="page12" draw:style-name="dp1" draw:master-page-name="Forestbird3" presentation:presentation-page-layout-name="AL3T32">
        <office:forms form:automatic-focus="false" form:apply-design-mode="false"/>
        <draw:frame presentation:style-name="pr10" draw:text-style-name="P8" draw:layer="layout" svg:width="23.368cm" svg:height="16.26cm" svg:x="2.286cm" svg:y="2.589cm" presentation:class="subtitle">
          <draw:text-box>
            <text:p text:style-name="P7"><text:span text:style-name="T1"/></text:p>
            <text:p text:style-name="P7"><text:span text:style-name="T1">Int a = 1;</text:span></text:p>
            <text:p text:style-name="P7"><text:span text:style-name="T1">foo(++a, ++a, ++a);</text:span></text:p>
            <text:p text:style-name="P7"><text:span text:style-name="T1"/></text:p>
            <text:p text:style-name="P7"><text:span text:style-name="T1">void foo(int a, int b, int c) {</text:span></text:p>
            <text:p text:style-name="P7"><text:span text:style-name="T1"><text:s text:c="4"/></text:span><text:span text:style-name="T1">printf(“a=%d b=%d c=%d\n”, a, b, c);</text:span></text:p>
            <text:p text:style-name="P7"><text:span text:style-name="T1">}</text:span></text:p>
            <text:p text:style-name="P7"><text:span text:style-name="T1"/></text:p>
            <text:p text:style-name="P7"><text:span text:style-name="T1">a=4 b=4 c=4</text:span></text:p>
            <text:p text:style-name="P7"><text:span text:style-name="T1"/></text:p>
          </draw:text-box>
        </draw:frame>
        <presentation:notes draw:style-name="dp2">
          <office:forms form:automatic-focus="false" form:apply-design-mode="false"/>
          <draw:page-thumbnail draw:style-name="gr1" draw:layer="layout" svg:width="14.848cm" svg:height="11.136cm" svg:x="3.048cm" svg:y="2.54cm" draw:page-number="12" presentation:class="page"/>
          <draw:frame presentation:style-name="pr11" draw:text-style-name="P10" draw:layer="layout" svg:width="16.799cm" svg:height="13.364cm" svg:x="2.1cm" svg:y="14.107cm" presentation:class="notes" presentation:user-transformed="true">
            <draw:text-box>
              <text:p text:style-name="P9">Well, not what I expected.</text:p>
              <text:p text:style-name="P9"/>
              <text:p text:style-name="P9">So, this is applicative binding, and we’re all familiar with it. Evaluate args and pass the results.</text:p>
            </draw:text-box>
          </draw:frame>
        </presentation:notes>
      </draw:page>
      <draw:page draw:name="page13" draw:style-name="dp1" draw:master-page-name="Forestbird3" presentation:presentation-page-layout-name="AL3T32">
        <office:forms form:automatic-focus="false" form:apply-design-mode="false"/>
        <draw:frame presentation:style-name="pr10" draw:text-style-name="P8" draw:layer="layout" svg:width="23.368cm" svg:height="16.26cm" svg:x="2.286cm" svg:y="2.589cm" presentation:class="subtitle">
          <draw:text-box>
            <text:p text:style-name="P7"><text:span text:style-name="T7"><text:line-break/></text:span><text:span text:style-name="T8">(</text:span><text:span text:style-name="T9">defmacro <text:s/></text:span><text:span text:style-name="T8">foomacro [a b c]</text:span><text:span text:style-name="T8"><text:line-break/></text:span><text:span text:style-name="T8"> <text:s/>(</text:span><text:span text:style-name="T9">print </text:span><text:span text:style-name="T10">a b c))</text:span></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12" draw:text-style-name="P1" draw:layer="layout" svg:width="16.799cm" svg:height="13.364cm" svg:x="2.1cm" svg:y="14.107cm" presentation:class="notes">
            <draw:text-box>
              <text:p>Here’s a Clojure macro.</text:p>
              <text:p>Macros substitute their unevaluated arguments in where the formal argument appears in the body. <text:s/>This is so called <text:span text:style-name="T11">normal</text:span> binding.</text:p>
              <text:p/>
              <text:p>And why is this useful? Why have this?</text:p>
              <text:p>(take answer).</text:p>
              <text:p/>
            </draw:text-box>
          </draw:frame>
        </presentation:notes>
      </draw:page>
      <draw:page draw:name="page14" draw:style-name="dp1" draw:master-page-name="Forestbird3" presentation:presentation-page-layout-name="AL3T32">
        <office:forms form:automatic-focus="false" form:apply-design-mode="false"/>
        <draw:frame presentation:style-name="pr10" draw:text-style-name="P8" draw:layer="layout" svg:width="23.368cm" svg:height="16.26cm" svg:x="2.286cm" svg:y="2.589cm" presentation:class="subtitle">
          <draw:text-box>
            <text:p text:style-name="P7"><text:span text:style-name="T7"><text:line-break/></text:span><text:span text:style-name="T12">(</text:span><text:span text:style-name="T13">defmacro <text:s/></text:span><text:span text:style-name="T12">foomacro [a b c]</text:span><text:span text:style-name="T12"><text:line-break/></text:span><text:span text:style-name="T12"> <text:s/>(</text:span><text:span text:style-name="T13">print </text:span><text:span text:style-name="T14">a b c))</text:span></text:p>
            <text:p text:style-name="P7"><text:span text:style-name="T14"/></text:p>
            <text:p text:style-name="P7"><text:span text:style-name="T14">(foomacro (+ 1 1) (+ 1 2) (+ 2 3))</text:span></text:p>
            <text:p text:style-name="P7"><text:span text:style-name="T14">(+ 1 1) (+ 1 2) (+ 2 3)=&gt; nil</text:span></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12" draw:text-style-name="P11" draw:layer="layout" svg:width="16.799cm" svg:height="13.364cm" svg:x="2.1cm" svg:y="14.107cm" presentation:class="notes">
            <draw:text-box>
              <text:p text:style-name="P4"/>
              <text:p text:style-name="P4">Yes, you can do something with the arguments besides just use their value. Here, we’ve instead printed the argument out.</text:p>
              <text:p text:style-name="P4"/>
              <text:p text:style-name="P4">And that’s pretty nifty – it turns every argument into a little DSL.</text:p>
              <text:p text:style-name="P4"/>
              <text:p>So, applicative and normal binding. Are those the only options?</text:p>
            </draw:text-box>
          </draw:frame>
        </presentation:notes>
      </draw:page>
      <draw:page draw:name="page15" draw:style-name="dp1" draw:master-page-name="Forestbird3" presentation:presentation-page-layout-name="AL3T32">
        <office:forms form:automatic-focus="false" form:apply-design-mode="false"/>
        <draw:frame presentation:style-name="pr10" draw:text-style-name="P6" draw:layer="layout" svg:width="23.368cm" svg:height="16.26cm" svg:x="2.286cm" svg:y="2.589cm" presentation:class="subtitle">
          <draw:text-box>
            <text:p><text:span text:style-name="T6">foo ( <text:s/>3 <text:s/>, <text:s/>X <text:s/>); <text:s/></text:span></text:p>
            <text:p><text:span text:style-name="T1"/></text:p>
            <text:p><text:span text:style-name="T6">foo ( <text:s/>A <text:s/>, <text:s/>B <text:s/>) {</text:span></text:p>
            <text:p><text:span text:style-name="T6">B = 4;</text:span></text:p>
            <text:p text:style-name="P7"><text:span text:style-name="T6"><text:s text:c="12"/></text:span><text:span text:style-name="T6">}</text:span></text:p>
          </draw:text-box>
        </draw:frame>
        <draw:custom-shape draw:style-name="gr7" draw:text-style-name="P3" draw:layer="layout" svg:width="1.651cm" svg:height="1.27cm" draw:transform="rotate (1.5707963267949) translate (12.315cm 9.62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3" draw:layer="layout" svg:width="1.651cm" svg:height="1.27cm" draw:transform="rotate (1.5707963267949) translate (16.25cm 9.4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office:forms form:automatic-focus="false" form:apply-design-mode="false"/>
          <draw:page-thumbnail draw:style-name="gr1" draw:layer="layout" svg:width="14.848cm" svg:height="11.136cm" svg:x="3.075cm" svg:y="2.257cm" draw:page-number="15" presentation:class="page"/>
          <draw:frame presentation:style-name="pr12" draw:text-style-name="P1" draw:layer="layout" svg:width="16.799cm" svg:height="13.364cm" svg:x="2.1cm" svg:y="14.107cm" presentation:class="notes">
            <draw:text-box>
              <text:p>Well, if we have unification, they aren’t. <text:s/></text:p>
              <text:p/>
              <text:p>Let’s say part of how our language works is that terms in the formal and actual argument are unified.</text:p>
              <text:p/>
              <text:p>If we have unification, we can put a term in the actual argument, a variable in the formal argument, and pass info in. </text:p>
              <text:p/>
              <text:p>Or we can bind the formal argument, and since it shares with the actual argument, they have to be the same. X has to be B. B has to be 4. Hey, X has to be 4, and we just did a return!</text:p>
            </draw:text-box>
          </draw:frame>
        </presentation:notes>
      </draw:page>
      <draw:page draw:name="page16" draw:style-name="dp1" draw:master-page-name="Forestbird3" presentation:presentation-page-layout-name="AL3T32">
        <office:forms form:automatic-focus="false" form:apply-design-mode="false"/>
        <draw:frame presentation:style-name="pr10" draw:text-style-name="P6" draw:layer="layout" svg:width="23.368cm" svg:height="16.26cm" svg:x="2.286cm" svg:y="2.589cm" presentation:class="subtitle">
          <draw:text-box>
            <text:p><text:span text:style-name="T15">(X,Y) = to_cartesian(R,Theta)</text:span></text:p>
          </draw:text-box>
        </draw:frame>
        <presentation:notes draw:style-name="dp2">
          <draw:page-thumbnail draw:style-name="gr1" draw:layer="layout" svg:width="14.848cm" svg:height="11.136cm" svg:x="3.075cm" svg:y="2.257cm" draw:page-number="16" presentation:class="page"/>
          <draw:frame presentation:style-name="pr12" draw:text-style-name="P1" draw:layer="layout" svg:width="16.799cm" svg:height="13.364cm" svg:x="2.1cm" svg:y="14.107cm" presentation:class="notes">
            <draw:text-box>
              <text:p>Wait, no sane language, like, say, Python, would want to do more than one return.</text:p>
              <text:p/>
              <text:p/>
            </draw:text-box>
          </draw:frame>
        </presentation:notes>
      </draw:page>
      <draw:page draw:name="page17" draw:style-name="dp1" draw:master-page-name="Forestbird3" presentation:presentation-page-layout-name="AL3T32">
        <office:forms form:automatic-focus="false" form:apply-design-mode="false"/>
        <draw:frame presentation:style-name="pr13" draw:text-style-name="P8" draw:layer="layout" svg:width="23.368cm" svg:height="15.752cm" svg:x="2.286cm" svg:y="2.536cm" presentation:class="subtitle" presentation:user-transformed="true">
          <draw:text-box>
            <text:p text:style-name="P7"><text:span text:style-name="T1">foo(A,B,C) :- </text:span></text:p>
            <text:p text:style-name="P7"><text:span text:style-name="T1"><text:s text:c="5"/></text:span><text:span text:style-name="T1">format(“A=~w, B=~w, C=~w~n”, [A,B,C]).</text:span></text:p>
            <text:p text:style-name="P7"><text:span text:style-name="T1"><text:s/></text:span></text:p>
            <text:p text:style-name="P7"><text:span text:style-name="T1">?- <text:s/>foo(1,2,3)</text:span></text:p>
            <text:p text:style-name="P7"><text:span text:style-name="T1"/></text:p>
            <text:p text:style-name="P7"><text:span text:style-name="T1">A=1, B=2, C=3</text:span></text:p>
          </draw:text-box>
        </draw:frame>
        <presentation:notes draw:style-name="dp2">
          <draw:page-thumbnail draw:style-name="gr1" draw:layer="layout" svg:width="14.848cm" svg:height="11.136cm" svg:x="3.075cm" svg:y="2.257cm" draw:page-number="17" presentation:class="page"/>
          <draw:frame presentation:style-name="pr12" draw:text-style-name="P1" draw:layer="layout" svg:width="16.799cm" svg:height="13.364cm" svg:x="2.1cm" svg:y="14.107cm" presentation:class="notes">
            <draw:text-box>
              <text:p>OK, here’s some Prolog.</text:p>
              <text:p/>
              <text:p>And unification is how Prolog passes arguments.</text:p>
              <text:p/>
              <text:p>So far unsurprising. </text:p>
            </draw:text-box>
          </draw:frame>
        </presentation:notes>
      </draw:page>
      <draw:page draw:name="page18" draw:style-name="dp1" draw:master-page-name="Forestbird3" presentation:presentation-page-layout-name="AL3T32">
        <office:forms form:automatic-focus="false" form:apply-design-mode="false"/>
        <draw:frame presentation:style-name="pr14" draw:text-style-name="P8" draw:layer="layout" svg:width="23.368cm" svg:height="15.494cm" svg:x="2.786cm" svg:y="2.794cm" presentation:class="subtitle" presentation:user-transformed="true">
          <draw:text-box>
            <text:p text:style-name="P7"><text:span text:style-name="T1">foo(A,B,C) :-</text:span></text:p>
            <text:p text:style-name="P7"><text:span text:style-name="T1"><text:s text:c="5"/></text:span><text:span text:style-name="T1">C = 3, </text:span></text:p>
            <text:p text:style-name="P7"><text:span text:style-name="T1"><text:s text:c="5"/></text:span><text:span text:style-name="T1">format(“A=~w, B=~w, C=~w~n”, [A,B,C]).</text:span></text:p>
            <text:p text:style-name="P7"><text:span text:style-name="T1"><text:s/></text:span></text:p>
            <text:p text:style-name="P7"><text:span text:style-name="T16">?- <text:s/>foo(</text:span><text:span text:style-name="T1">4,5,X),format(‘X is now ~w~n’, [X]).</text:span></text:p>
            <text:p text:style-name="P7"><text:span text:style-name="T1">A=4, B=5, C=3</text:span></text:p>
            <text:p text:style-name="P7"><text:span text:style-name="T1">X is now 3</text:span></text:p>
          </draw:text-box>
        </draw:frame>
        <presentation:notes draw:style-name="dp2">
          <draw:page-thumbnail draw:style-name="gr1" draw:layer="layout" svg:width="14.848cm" svg:height="11.136cm" svg:x="3.075cm" svg:y="2.257cm" draw:page-number="18" presentation:class="page"/>
          <draw:frame presentation:style-name="pr11" draw:text-style-name="P1" draw:layer="layout" svg:width="16.799cm" svg:height="13.364cm" svg:x="2.1cm" svg:y="14.107cm" presentation:class="notes" presentation:user-transformed="true">
            <draw:text-box>
              <text:p>but hang on, <text:s/>we can do other stuff here.</text:p>
              <text:p/>
              <text:p>If we unify C with 3 inside foo, it shares with X, and we can pass the third argument out.</text:p>
            </draw:text-box>
          </draw:frame>
        </presentation:notes>
      </draw:page>
      <draw:page draw:name="page19" draw:style-name="dp1" draw:master-page-name="Forestbird3" presentation:presentation-page-layout-name="AL3T32">
        <office:forms form:automatic-focus="false" form:apply-design-mode="false"/>
        <draw:frame presentation:style-name="pr14" draw:text-style-name="P8" draw:layer="layout" svg:width="23.368cm" svg:height="15.494cm" svg:x="2.786cm" svg:y="2.794cm" presentation:class="subtitle" presentation:user-transformed="true">
          <draw:text-box>
            <text:p text:style-name="P7"><text:span text:style-name="T1">foo(A,B,1) :-</text:span></text:p>
            <text:p text:style-name="P7"><text:span text:style-name="T1"><text:s text:c="5"/></text:span><text:span text:style-name="T1">format(“A=~w, B=~w~n”, [A,B]).</text:span></text:p>
            <text:p text:style-name="P7"><text:span text:style-name="T1"><text:s/></text:span></text:p>
            <text:p text:style-name="P7"><text:span text:style-name="T16">?- <text:s/>foo(</text:span><text:span text:style-name="T1">4,5,X),format(‘X is now ~w~n’, [X]).</text:span></text:p>
            <text:p text:style-name="P7"><text:span text:style-name="T1">A=4, B=5</text:span></text:p>
            <text:p text:style-name="P7"><text:span text:style-name="T1">X is now 3</text:span></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11" draw:text-style-name="P1" draw:layer="layout" svg:width="16.799cm" svg:height="13.364cm" svg:x="2.1cm" svg:y="14.107cm" presentation:class="notes" presentation:user-transformed="true">
            <draw:text-box>
              <text:p>We don’t really need C. Let’s just directly put a 3 in the formal argument.</text:p>
              <text:p/>
              <text:p>Wait… What? Formal args have to be variables, no?</text:p>
              <text:p/>
              <text:p>Nope. </text:p>
              <text:p/>
              <text:p>Ok, this is getting disturbing.</text:p>
              <text:p/>
            </draw:text-box>
          </draw:frame>
        </presentation:notes>
      </draw:page>
      <draw:page draw:name="page20" draw:style-name="dp1" draw:master-page-name="Forestbird3" presentation:presentation-page-layout-name="AL3T32">
        <office:forms form:automatic-focus="false" form:apply-design-mode="false"/>
        <draw:frame presentation:style-name="pr10" draw:text-style-name="P1" draw:layer="layout" svg:width="23.368cm" svg:height="16.26cm" svg:x="2.286cm" svg:y="2.589cm" presentation:class="subtitle">
          <draw:text-box>
            <text:p>point(3,5)</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11" draw:text-style-name="P1" draw:layer="layout" svg:width="16.799cm" svg:height="13.364cm" svg:x="2.1cm" svg:y="14.107cm" presentation:class="notes">
            <draw:text-box>
              <text:p>This is a prolog record, a little data structure to hold, in this case, a couple numbers.</text:p>
              <text:p/>
              <text:p/>
            </draw:text-box>
          </draw:frame>
        </presentation:notes>
      </draw:page>
      <draw:page draw:name="page21" draw:style-name="dp1" draw:master-page-name="Forestbird3" presentation:presentation-page-layout-name="AL3T32">
        <office:forms form:automatic-focus="false" form:apply-design-mode="false"/>
        <draw:frame presentation:style-name="pr14" draw:text-style-name="P8" draw:layer="layout" svg:width="23.368cm" svg:height="15.494cm" svg:x="2.786cm" svg:y="2.794cm" presentation:class="subtitle" presentation:user-transformed="true">
          <draw:text-box>
            <text:p text:style-name="P7"><text:span text:style-name="T1">foo(A,B,point(X,Y)) :-</text:span></text:p>
            <text:p text:style-name="P7"><text:span text:style-name="T1"><text:s text:c="5"/></text:span><text:span text:style-name="T1">format(“A=~w, B=~w at pt(~w,~w)~n”, [A,B,X,Y]).</text:span></text:p>
            <text:p text:style-name="P7"><text:span text:style-name="T1"><text:s/></text:span></text:p>
            <text:p text:style-name="P7"><text:span text:style-name="T16">?- <text:s/>foo(</text:span><text:span text:style-name="T1">4,5,point(3,5)).</text:span></text:p>
            <text:p text:style-name="P7"><text:span text:style-name="T1">A=4, B=5 at pt(3,5)</text:span></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11" draw:text-style-name="P12" draw:layer="layout" svg:width="16.799cm" svg:height="13.364cm" svg:x="2.1cm" svg:y="14.107cm" presentation:class="notes" presentation:user-transformed="true">
            <draw:text-box>
              <text:p><text:span text:style-name="T17">And here I’m going to pass in a point.</text:span></text:p>
              <text:p><text:span text:style-name="T17"/></text:p>
              <text:p><text:span text:style-name="T17">And grab X and Y, so I can do some destructuring.</text:span></text:p>
            </draw:text-box>
          </draw:frame>
        </presentation:notes>
      </draw:page>
      <draw:page draw:name="page22" draw:style-name="dp1" draw:master-page-name="Forestbird3" presentation:presentation-page-layout-name="AL3T32">
        <office:forms form:automatic-focus="false" form:apply-design-mode="false"/>
        <draw:frame presentation:style-name="pr14" draw:text-style-name="P8" draw:layer="layout" svg:width="23.368cm" svg:height="15.494cm" svg:x="2.786cm" svg:y="2.794cm" presentation:class="subtitle" presentation:user-transformed="true">
          <draw:text-box>
            <text:p text:style-name="P7"><text:span text:style-name="T1">foo(A,B,point(3,Y)) :-</text:span></text:p>
            <text:p text:style-name="P7"><text:span text:style-name="T1"><text:s text:c="5"/></text:span><text:span text:style-name="T1">format(“A=~w, B=~w at pt(3,~w)~n”, [A,B,X,Y]).</text:span></text:p>
            <text:p text:style-name="P7"><text:span text:style-name="T1"><text:s/></text:span></text:p>
            <text:p text:style-name="P7"><text:span text:style-name="T16">?- <text:s/>foo(</text:span><text:span text:style-name="T1">4,5,point(X,5)).</text:span></text:p>
            <text:p text:style-name="P7"><text:span text:style-name="T1">A=4, B=5 at pt(3,5)</text:span></text:p>
            <text:p text:style-name="P7"><text:span text:style-name="T1">X=3</text:span></text:p>
          </draw:text-box>
        </draw:frame>
        <presentation:notes draw:style-name="dp2">
          <draw:page-thumbnail draw:style-name="gr1" draw:layer="layout" svg:width="14.848cm" svg:height="11.136cm" svg:x="3.075cm" svg:y="2.257cm" draw:page-number="22" presentation:class="page"/>
          <draw:frame presentation:style-name="pr11" draw:text-style-name="P12" draw:layer="layout" svg:width="16.799cm" svg:height="13.364cm" svg:x="2.1cm" svg:y="14.107cm" presentation:class="notes" presentation:user-transformed="true">
            <draw:text-box>
              <text:p><text:span text:style-name="T17">And here I’m going to pass the X coordinate out</text:span></text:p>
              <text:p><text:span text:style-name="T17"/></text:p>
              <text:p><text:span text:style-name="T17">So even one argument can be partly in and partly out</text:span></text:p>
              <text:p><text:span text:style-name="T17"/></text:p>
            </draw:text-box>
          </draw:frame>
        </presentation:notes>
      </draw:page>
      <draw:page draw:name="page23" draw:style-name="dp1" draw:master-page-name="Forestbird3" presentation:presentation-page-layout-name="AL3T32">
        <office:forms form:automatic-focus="false" form:apply-design-mode="false"/>
        <draw:frame presentation:style-name="pr15" draw:text-style-name="P8" draw:layer="layout" svg:width="23.796cm" svg:height="16.26cm" svg:x="2.794cm" svg:y="0.837cm" presentation:class="subtitle" presentation:user-transformed="true">
          <draw:text-box>
            <text:p text:style-name="P7"><text:span text:style-name="T1">foo(A,B,1) :- </text:span></text:p>
            <text:p text:style-name="P7"><text:span text:style-name="T1"><text:s text:c="5"/></text:span><text:span text:style-name="T1">format(“A=~w, B=~w~n”, [A,B]).</text:span></text:p>
            <text:p text:style-name="P7"><text:span text:style-name="T1"><text:s/></text:span></text:p>
            <text:p text:style-name="P7"><text:span text:style-name="T16">?- <text:s/>foo(10,9,2)</text:span></text:p>
            <text:p text:style-name="P7"><text:span text:style-name="T16"/></text:p>
            <text:p text:style-name="P7"><text:span text:style-name="T1"/></text:p>
            <text:p text:style-name="P7"><text:span text:style-name="T1"/></text:p>
            <text:p text:style-name="P7"><text:span text:style-name="T1"/></text:p>
          </draw:text-box>
        </draw:frame>
        <draw:frame draw:style-name="gr8" draw:text-style-name="P13" draw:layer="layout" svg:width="6.094cm" svg:height="6.098cm" svg:x="4.574cm" svg:y="10.158cm">
          <draw:image xlink:href="Pictures/100002010000004800000048E8AAB70E6169E2D2.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11" draw:text-style-name="P12" draw:layer="layout" svg:width="16.799cm" svg:height="13.364cm" svg:x="2.1cm" svg:y="14.107cm" presentation:class="notes" presentation:user-transformed="true">
            <draw:text-box>
              <text:p><text:span text:style-name="T17">wait wait …. </text:span></text:p>
              <text:p><text:span text:style-name="T17"/></text:p>
              <text:p><text:span text:style-name="T17">Go back to the version from a couple slides ago</text:span></text:p>
              <text:p><text:span text:style-name="T17"/></text:p>
              <text:p><text:span text:style-name="T17">what happens if I call</text:span></text:p>
              <text:p><text:span text:style-name="T17">foo(10,9,2)?</text:span></text:p>
              <text:p><text:span text:style-name="T17"/></text:p>
              <text:p><text:span text:style-name="T17">Whaaaat… it’s not going to be able to unify!</text:span></text:p>
              <text:p><text:span text:style-name="T17"/></text:p>
              <text:p><text:span text:style-name="T17"/></text:p>
            </draw:text-box>
          </draw:frame>
        </presentation:notes>
      </draw:page>
      <draw:page draw:name="page24" draw:style-name="dp1" draw:master-page-name="Forestbird3" presentation:presentation-page-layout-name="AL3T32">
        <office:forms form:automatic-focus="false" form:apply-design-mode="false"/>
        <draw:frame presentation:style-name="pr15" draw:text-style-name="P8" draw:layer="layout" svg:width="25.191cm" svg:height="16.26cm" svg:x="1.399cm" svg:y="0.837cm" presentation:class="subtitle" presentation:user-transformed="true">
          <draw:text-box>
            <text:p><text:span text:style-name="T16">foo(A,B,1) :- format(“doing with one ~w ~w~n”, [A,B]).</text:span></text:p>
            <text:p><text:span text:style-name="T16">foo(A,B,2) :- format(“doing with two ~w ~w~n”, [A,B]).</text:span></text:p>
            <text:p><text:span text:style-name="T16"/></text:p>
            <text:p text:style-name="P7"><text:span text:style-name="T16"><text:s text:c="5"/></text:span><text:span text:style-name="T16">?- foo(10,9,2).</text:span></text:p>
            <text:p text:style-name="P7"><text:span text:style-name="T16"><text:s text:c="5"/></text:span><text:span text:style-name="T16">Doing with two 10 9</text:span></text:p>
            <text:p text:style-name="P7"><text:span text:style-name="T16"/></text:p>
            <text:p text:style-name="P7"><text:span text:style-name="T1"/></text:p>
            <text:p text:style-name="P7"><text:span text:style-name="T1"/></text:p>
            <text:p text:style-name="P7"><text:span text:style-name="T1"/></text:p>
          </draw:text-box>
        </draw:frame>
        <presentation:notes draw:style-name="dp2">
          <draw:page-thumbnail draw:style-name="gr1" draw:layer="layout" svg:width="14.848cm" svg:height="11.136cm" svg:x="3.075cm" svg:y="2.257cm" draw:page-number="24" presentation:class="page"/>
          <draw:frame presentation:style-name="pr11" draw:text-style-name="P1" draw:layer="layout" svg:width="16.799cm" svg:height="13.364cm" svg:x="2.1cm" svg:y="14.107cm" presentation:class="notes" presentation:user-transformed="true">
            <draw:text-box>
              <text:p>So, in prolog, you can provide more than one definitiion</text:p>
              <text:p/>
              <text:p>Hey, that’s not fair! We’re doing class dispatch on the value of the third argument!</text:p>
              <text:p/>
              <text:p/>
            </draw:text-box>
          </draw:frame>
        </presentation:notes>
      </draw:page>
      <draw:page draw:name="page25" draw:style-name="dp1" draw:master-page-name="Forestbird3" presentation:presentation-page-layout-name="AL3T32">
        <office:forms form:automatic-focus="false" form:apply-design-mode="false"/>
        <draw:frame presentation:style-name="pr15" draw:text-style-name="P8" draw:layer="layout" svg:width="23.796cm" svg:height="16.26cm" svg:x="2.794cm" svg:y="0.837cm" presentation:class="subtitle" presentation:user-transformed="true">
          <draw:text-box>
            <text:p text:style-name="P7"><text:span text:style-name="T1">foo(A, B, point(1, X)) :- </text:span></text:p>
            <text:p text:style-name="P7"><text:span text:style-name="T1"><text:s text:c="4"/></text:span><text:span text:style-name="T1">format(“one foo~w ~w ~w~n”, [A,B, X]).</text:span></text:p>
            <text:p text:style-name="P7"><text:span text:style-name="T1">foo(A, B, point(X, 3)) :- </text:span></text:p>
            <text:p text:style-name="P7"><text:span text:style-name="T1"><text:s text:c="4"/></text:span><text:span text:style-name="T1">format(“three foo~w ~w ~w~n”, [A,B, X]).</text:span></text:p>
            <text:p text:style-name="P7"><text:span text:style-name="T1"/></text:p>
            <text:p text:style-name="P7"><text:span text:style-name="T1">?- foo(10,9,point(1,3)).</text:span></text:p>
          </draw:text-box>
        </draw:frame>
        <presentation:notes draw:style-name="dp2">
          <draw:page-thumbnail draw:style-name="gr1" draw:layer="layout" svg:width="14.848cm" svg:height="11.136cm" svg:x="3.075cm" svg:y="2.257cm" draw:page-number="25" presentation:class="page"/>
          <draw:frame presentation:style-name="pr11" draw:text-style-name="P1" draw:layer="layout" svg:width="16.799cm" svg:height="13.364cm" svg:x="2.1cm" svg:y="14.107cm" presentation:class="notes" presentation:user-transformed="true">
            <draw:text-box>
              <text:p>What if we do this?</text:p>
              <text:p/>
            </draw:text-box>
          </draw:frame>
        </presentation:notes>
      </draw:page>
      <draw:page draw:name="page26" draw:style-name="dp1" draw:master-page-name="Forestbird3" presentation:presentation-page-layout-name="AL3T32">
        <office:forms form:automatic-focus="false" form:apply-design-mode="false"/>
        <draw:frame presentation:style-name="pr15" draw:text-style-name="P8" draw:layer="layout" svg:width="23.796cm" svg:height="16.26cm" svg:x="2.794cm" svg:y="0.837cm" presentation:class="subtitle" presentation:user-transformed="true">
          <draw:text-box>
            <text:p text:style-name="P7"><text:span text:style-name="T1">foo(A, B, point(1, X)) :- </text:span></text:p>
            <text:p text:style-name="P7"><text:span text:style-name="T1"><text:s text:c="4"/></text:span><text:span text:style-name="T1">format(“one foo ~w ~w ~w~n”, [A,B, X]).</text:span></text:p>
            <text:p text:style-name="P7"><text:span text:style-name="T1">foo(A, B, point(X, 3)) :- </text:span></text:p>
            <text:p text:style-name="P7"><text:span text:style-name="T1"><text:s text:c="4"/></text:span><text:span text:style-name="T1">format(“three foo ~w ~w ~w~n”, [A,B, X]).</text:span></text:p>
            <text:p text:style-name="P7"><text:span text:style-name="T1"/></text:p>
            <text:p text:style-name="P7"><text:span text:style-name="T1">?- foo(10,9,point(1,3)).</text:span></text:p>
            <text:p text:style-name="P7"><text:span text:style-name="T1">one foo 10 9 3 ;</text:span></text:p>
            <text:p text:style-name="P7"><text:span text:style-name="T1">three foo 10 9 1</text:span></text:p>
          </draw:text-box>
        </draw:frame>
        <presentation:notes draw:style-name="dp2">
          <draw:page-thumbnail draw:style-name="gr1" draw:layer="layout" svg:width="14.848cm" svg:height="11.136cm" svg:x="3.075cm" svg:y="2.257cm" draw:page-number="26" presentation:class="page"/>
          <draw:frame presentation:style-name="pr11" draw:text-style-name="P1" draw:layer="layout" svg:width="16.799cm" svg:height="13.364cm" svg:x="2.1cm" svg:y="14.107cm" presentation:class="notes" presentation:user-transformed="true">
            <draw:text-box>
              <text:p text:style-name="P4"><text:span text:style-name="T17">And then call it like this?</text:span></text:p>
              <text:p text:style-name="P4"><text:span text:style-name="T17"/></text:p>
              <text:p text:style-name="P14"><text:span text:style-name="T17">holy smokes, that’s going to do it twice!</text:span></text:p>
              <text:p text:style-name="P14"><text:span text:style-name="T17"/></text:p>
              <text:p text:style-name="P14"><text:span text:style-name="T17">Calls once, then waits, and when I ask for other solutions, tries the second dispatch.</text:span></text:p>
              <text:p text:style-name="P14"><text:span text:style-name="T17"/></text:p>
              <text:p text:style-name="P14"><text:span text:style-name="T17">And what happens if we call it with </text:span></text:p>
              <text:p text:style-name="P4"><text:span text:style-name="T17"/></text:p>
              <text:p><text:span text:style-name="T17"/></text:p>
            </draw:text-box>
          </draw:frame>
        </presentation:notes>
      </draw:page>
      <draw:page draw:name="page27" draw:style-name="dp1" draw:master-page-name="Forestbird3" presentation:presentation-page-layout-name="AL3T32">
        <office:forms form:automatic-focus="false" form:apply-design-mode="false"/>
        <draw:frame presentation:style-name="pr15" draw:text-style-name="P8" draw:layer="layout" svg:width="23.796cm" svg:height="16.26cm" svg:x="2.794cm" svg:y="0.837cm" presentation:class="subtitle" presentation:user-transformed="true">
          <draw:text-box>
            <text:p text:style-name="P9"><text:span text:style-name="T1">foo(A, B, 1) :- </text:span></text:p>
            <text:p text:style-name="P9"><text:span text:style-name="T1"><text:s text:c="4"/></text:span><text:span text:style-name="T1">format(“one foo ~w ~w~n”, [A,B]).</text:span></text:p>
            <text:p text:style-name="P9"><text:span text:style-name="T1">foo(A, B, 2) :- </text:span></text:p>
            <text:p text:style-name="P9"><text:span text:style-name="T1"><text:s text:c="4"/></text:span><text:span text:style-name="T1">format(“three foo ~w ~w~n”, [A,B]).</text:span></text:p>
            <text:p text:style-name="P9"><text:span text:style-name="T1"/></text:p>
            <text:p text:style-name="P7"><text:span text:style-name="T1">?- foo(10,9,42).</text:span></text:p>
          </draw:text-box>
        </draw:frame>
        <draw:frame draw:style-name="gr8" draw:text-style-name="P13" draw:layer="layout" svg:width="6.253cm" svg:height="5.993cm" svg:x="16.353cm" svg:y="11.279cm">
          <draw:image xlink:href="Pictures/10000201000000480000004862620822088B3D0B.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16" draw:text-style-name="P1" draw:layer="layout" svg:width="16.799cm" svg:height="14.167cm" svg:x="2.1cm" svg:y="14.107cm" presentation:class="notes" presentation:user-transformed="true">
            <draw:text-box>
              <text:p text:style-name="P14">there’s no case at all for it!</text:p>
              <text:p text:style-name="P14"/>
              <text:p text:style-name="P14"/>
            </draw:text-box>
          </draw:frame>
        </presentation:notes>
      </draw:page>
      <draw:page draw:name="page28" draw:style-name="dp1" draw:master-page-name="Forestbird3" presentation:presentation-page-layout-name="AL3T32">
        <office:forms form:automatic-focus="false" form:apply-design-mode="false"/>
        <draw:frame presentation:style-name="pr15" draw:text-style-name="P8" draw:layer="layout" svg:width="23.796cm" svg:height="16.26cm" svg:x="2.794cm" svg:y="0.837cm" presentation:class="subtitle" presentation:user-transformed="true">
          <draw:text-box>
            <text:p text:style-name="P9"><text:span text:style-name="T16">foo(A, B, point(1, X)) :- </text:span></text:p>
            <text:p text:style-name="P9"><text:span text:style-name="T16"><text:s text:c="4"/></text:span><text:span text:style-name="T16">format(“one foo ~w ~w ~w~n”, [A,B, X]).</text:span></text:p>
            <text:p text:style-name="P9"><text:span text:style-name="T16">foo(A, B, point(X, 3)) :- </text:span></text:p>
            <text:p text:style-name="P9"><text:span text:style-name="T16"><text:s text:c="4"/></text:span><text:span text:style-name="T16">format(“three foo ~w ~w ~w~n”, [A,B, X]).</text:span></text:p>
            <text:p text:style-name="P9"><text:span text:style-name="T16"/></text:p>
            <text:p text:style-name="P9"><text:span text:style-name="T16">?- foo(10,9,point(1,3)).</text:span></text:p>
            <text:p text:style-name="P9"><text:span text:style-name="T16">one foo 10 9 3 ;</text:span></text:p>
            <text:p text:style-name="P7"><text:span text:style-name="T16">three foo 10 9 1</text:span></text:p>
          </draw:text-box>
        </draw:frame>
        <draw:frame draw:style-name="gr8" draw:text-style-name="P13" draw:layer="layout" svg:width="6.253cm" svg:height="5.993cm" svg:x="16.353cm" svg:y="11.279cm">
          <draw:image xlink:href="Pictures/10000201000000480000004862620822088B3D0B.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16" draw:text-style-name="P1" draw:layer="layout" svg:width="16.799cm" svg:height="14.167cm" svg:x="2.1cm" svg:y="14.107cm" presentation:class="notes" presentation:user-transformed="true">
            <draw:text-box>
              <text:p text:style-name="P14"/>
              <text:p text:style-name="P14"/>
              <text:p text:style-name="P14">so the case where it has a choice gives you a weird little loop</text:p>
              <text:p text:style-name="P14">if you like the first result, you can take it. And then if it causes problems further on, you can undo the computation, back up, and try the second alternative.</text:p>
              <text:p text:style-name="P14"/>
              <text:p text:style-name="P14">And if there’s no choice, or no more choices?</text:p>
              <text:p text:style-name="P14">That’s our definition of ‘causes problems later on’.</text:p>
              <text:p text:style-name="P14"/>
              <text:p text:style-name="P14">And we just back up further til we have another choice.</text:p>
              <text:p text:style-name="P14"/>
              <text:p text:style-name="P14">Wait, wait… But that means argument passing is now a control structure?</text:p>
            </draw:text-box>
          </draw:frame>
        </presentation:notes>
      </draw:page>
      <draw:page draw:name="page29" draw:style-name="dp1" draw:master-page-name="Forestbird3" presentation:presentation-page-layout-name="AL3T32">
        <office:forms form:automatic-focus="false" form:apply-design-mode="false"/>
        <draw:frame presentation:style-name="pr10" draw:text-style-name="P15" draw:layer="layout" svg:width="23.368cm" svg:height="16.26cm" svg:x="2.286cm" svg:y="2.589cm" presentation:class="subtitle">
          <draw:text-box>
            <text:p><text:span text:style-name="T18">It’s a</text:span></text:p>
            <text:p><text:span text:style-name="T18">control structure!</text:span></text:p>
          </draw:text-box>
        </draw:frame>
        <presentation:notes draw:style-name="dp2">
          <draw:page-thumbnail draw:style-name="gr1" draw:layer="layout" svg:width="14.848cm" svg:height="11.136cm" svg:x="3.075cm" svg:y="2.257cm" draw:page-number="29" presentation:class="page"/>
          <draw:frame presentation:style-name="pr12" draw:text-style-name="P1" draw:layer="layout" svg:width="16.799cm" svg:height="13.364cm" svg:x="2.1cm" svg:y="14.107cm" presentation:class="notes">
            <draw:text-box>
              <text:p>Wait, Why would I WANT this? Like, what good is it?</text:p>
              <text:p/>
              <text:p/>
            </draw:text-box>
          </draw:frame>
        </presentation:notes>
      </draw:page>
      <draw:page draw:name="page30" draw:style-name="dp1" draw:master-page-name="Forestbird3" presentation:presentation-page-layout-name="AL3T32">
        <office:forms form:automatic-focus="false" form:apply-design-mode="false"/>
        <draw:frame presentation:style-name="pr10" draw:text-style-name="P17" draw:layer="layout" svg:width="22.606cm" svg:height="16.26cm" svg:x="3.048cm" svg:y="2.589cm" presentation:class="subtitle" presentation:user-transformed="true">
          <draw:text-box>
            <text:p text:style-name="P16"><text:span text:style-name="T1"/></text:p>
            <text:p text:style-name="P16"><text:span text:style-name="T19">public void someMethod(int a) {</text:span></text:p>
            <text:p text:style-name="P16"><text:span text:style-name="T19"><text:s text:c="6"/></text:span><text:span text:style-name="T19">if (a == 1)</text:span></text:p>
            <text:p text:style-name="P16"><text:span text:style-name="T19"><text:s text:c="11"/></text:span><text:span text:style-name="T19">System.out.writeln(“a was 1”);</text:span></text:p>
            <text:p text:style-name="P16"><text:span text:style-name="T19"><text:s text:c="5"/></text:span><text:span text:style-name="T19">else</text:span></text:p>
            <text:p text:style-name="P16"><text:span text:style-name="T19"><text:s text:c="10"/></text:span><text:span text:style-name="T19">System.out.writeln(“a was not 1”);</text:span></text:p>
            <text:p text:style-name="P16"><text:span text:style-name="T19">}</text:span></text:p>
          </draw:text-box>
        </draw:frame>
        <presentation:notes draw:style-name="dp2">
          <draw:page-thumbnail draw:style-name="gr1" draw:layer="layout" svg:width="14.848cm" svg:height="11.136cm" svg:x="3.075cm" svg:y="2.257cm" draw:page-number="30" presentation:class="page"/>
          <draw:frame presentation:style-name="pr17" draw:text-style-name="P1" draw:layer="layout" svg:width="16.799cm" svg:height="15.741cm" svg:x="2.1cm" svg:y="14.107cm" presentation:class="notes" presentation:user-transformed="true">
            <draw:text-box>
              <text:p text:style-name="P14">ok, here’s a control structure in a method in Java.</text:p>
              <text:p text:style-name="P14"/>
              <text:p text:style-name="P14">And this is ok, half the modern world runs on it. But you can’t introspect it.</text:p>
              <text:p text:style-name="P14"/>
              <text:p text:style-name="P14">Well, you can certainly introspect the method signature. But the function body’s opaque.</text:p>
              <text:p text:style-name="P14"/>
              <text:p text:style-name="P14">And honestly, I’m not sure Clojure’s any better. <text:s/>You certainly can get the fun body,</text:p>
              <text:p text:style-name="P14">but what are you doing to do with it? Unless you’re prepared to build something</text:p>
              <text:p text:style-name="P14">that understands all of Clojure, you’re not really able to do much – it’s opaque. You can’t infer the control flow without understanding all Clojure and all macros.</text:p>
              <text:p text:style-name="P14">But this backtracking scheme is Prolog’s only control structure. </text:p>
              <text:p text:style-name="P14"/>
              <text:p text:style-name="P14"/>
            </draw:text-box>
          </draw:frame>
        </presentation:notes>
      </draw:page>
      <draw:page draw:name="page31" draw:style-name="dp1" draw:master-page-name="Forestbird3" presentation:presentation-page-layout-name="AL3T32">
        <office:forms form:automatic-focus="false" form:apply-design-mode="false"/>
        <draw:frame presentation:style-name="pr15" draw:text-style-name="P1" draw:layer="layout" svg:width="23.368cm" svg:height="16.26cm" svg:x="2.286cm" svg:y="2.589cm" presentation:class="subtitle">
          <draw:text-box>
            <text:p>swish</text:p>
          </draw:text-box>
        </draw:frame>
        <presentation:notes draw:style-name="dp2">
          <draw:page-thumbnail draw:style-name="gr1" draw:layer="layout" svg:width="14.848cm" svg:height="11.136cm" svg:x="3.186cm" svg:y="1.564cm" draw:page-number="31" presentation:class="page"/>
          <draw:frame presentation:style-name="pr18" draw:text-style-name="P18" draw:layer="layout" svg:width="16.799cm" svg:height="4.238cm" svg:x="1.489cm" svg:y="13.542cm" presentation:class="notes" presentation:user-transformed="true">
            <draw:text-box>
              <text:p text:style-name="P14">This is the SWI-Prolog version of Jupyter notebooks.</text:p>
              <text:p text:style-name="P14"/>
              <text:p text:style-name="P14"/>
            </draw:text-box>
          </draw:frame>
        </presentation:notes>
      </draw:page>
      <draw:page draw:name="page32" draw:style-name="dp1" draw:master-page-name="Forestbird3" presentation:presentation-page-layout-name="AL3T32">
        <office:forms form:automatic-focus="false" form:apply-design-mode="false"/>
        <presentation:notes draw:style-name="dp2">
          <office:forms form:automatic-focus="false" form:apply-design-mode="false"/>
          <draw:page-thumbnail draw:style-name="gr1" draw:layer="layout" svg:width="14.848cm" svg:height="11.136cm" svg:x="3.186cm" svg:y="1.564cm" draw:page-number="32" presentation:class="page"/>
          <draw:frame presentation:style-name="pr19" draw:text-style-name="P18" draw:layer="layout" svg:width="16.799cm" svg:height="12.636cm" svg:x="1.743cm" svg:y="13.743cm" presentation:class="notes" presentation:user-transformed="true">
            <draw:text-box>
              <text:p text:style-name="P14"/>
              <text:p text:style-name="P14"/>
              <text:p text:style-name="P14">and on and on - <text:s/></text:p>
              <text:p text:style-name="P14">This significantly shortens the list of APIs in a library,</text:p>
              <text:p text:style-name="P14">which reduces the surface area for bugs, reduces the learning curve,</text:p>
              <text:p text:style-name="P14">makes your teeth whiter, and your children smarter and better behaved.</text:p>
              <text:p text:style-name="P14"/>
              <text:p text:style-name="P14">So, I hope I’ve given you something to think about. Questioning the behavior of your own</text:p>
              <text:p text:style-name="P14">Language is always a good thing.</text:p>
              <text:p text:style-name="P14"/>
              <text:p text:style-name="P14">I hope you’ve enjoyed this, thanks, you’ve been a great audience.</text:p>
              <text:p text:style-name="P14"/>
              <text:p text:style-name="P14"><text:s/></text:p>
              <text:p text:style-name="P14"/>
            </draw:text-box>
          </draw:frame>
        </presentation:notes>
      </draw:page>
      <draw:page draw:name="page33" draw:style-name="dp1" draw:master-page-name="Forestbird" presentation:presentation-page-layout-name="AL2T0">
        <office:forms form:automatic-focus="false" form:apply-design-mode="false"/>
        <draw:frame presentation:style-name="pr1" draw:layer="layout" svg:width="23.368cm" svg:height="3.507cm" svg:x="2.286cm" svg:y="2.54cm" presentation:class="title">
          <draw:text-box>
            <text:p>Let Over Logic</text:p>
          </draw:text-box>
        </draw:frame>
        <draw:frame presentation:style-name="pr4" draw:text-style-name="P2" draw:layer="layout" svg:width="23.622cm" svg:height="12.182cm" svg:x="2.032cm" svg:y="6.096cm" presentation:class="subtitle">
          <draw:text-box>
            <text:p><text:span text:style-name="T1">What Functional Programming</text:span></text:p>
            <text:p><text:span text:style-name="T1">Can Learn from Logic Programming</text:span></text:p>
            <text:p><text:span text:style-name="T2">Anne Ogborn</text:span></text:p>
          </draw:text-box>
        </draw:frame>
        <presentation:notes draw:style-name="dp2">
          <draw:page-thumbnail draw:style-name="gr1" draw:layer="layout" svg:width="14.848cm" svg:height="11.136cm" svg:x="3.075cm" svg:y="2.257cm" draw:page-number="33" presentation:class="page"/>
        </presentation:notes>
      </draw:page>
      <presentation:settings presentation:force-manual="true" presentation:mouse-visible="true" presentation:transition-on-click="disabled"/>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DejaVu Sans Mono" svg:font-family="'DejaVu Sans Mono'"/>
    <style:font-face style:name="Lohit Devanagari1" svg:font-family="'Lohit Devanagari'"/>
    <style:font-face style:name="Liberation Sans2" svg:font-family="'Liberation Sans'" style:font-family-generic="swiss"/>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styles>
    <draw:fill-image draw:name="background" xlink:href="Pictures/10000000000004BC000003247F4816E47F53A040.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Lohit Devanagari" style:font-family-asian="'Lohit Devanagari'" style:font-pitch-asian="variable" style:font-size-asian="16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Emphasis" style:family="graphic">
      <style:paragraph-properties style:text-autospace="none"/>
      <style:text-properties fo:font-style="italic" style:font-style-asian="italic" style:font-style-complex="italic"/>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Forestbird-background" style:family="presentation">
      <style:graphic-properties draw:stroke="none" draw:fill="bitmap" draw:fill-image-name="background" draw:fill-image-width="111%" draw:fill-image-height="123%" style:repeat="stretch" draw:fill-image-ref-point="center"/>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outline1" style:family="presentation">
      <style:graphic-properties draw:stroke="none" draw:fill="none" draw:auto-grow-height="false" draw:fit-to-size="shrink-to-fit"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4cm" fo:margin-bottom="0cm" fo:text-indent="0cm"/>
      <style:text-properties fo:font-size="28pt"/>
    </style:style>
    <style:style style:name="Forestbird-outline3" style:family="presentation" style:parent-style-name="Forestbird-outline2">
      <style:paragraph-properties fo:margin-left="0cm" fo:margin-right="0cm" fo:margin-top="0.3cm" fo:margin-bottom="0cm" fo:text-indent="0cm"/>
      <style:text-properties fo:font-size="24pt"/>
    </style:style>
    <style:style style:name="Forestbird-outline4" style:family="presentation" style:parent-style-name="Forestbird-outline3">
      <style:paragraph-properties fo:margin-left="0cm" fo:margin-right="0cm" fo:margin-top="0.2cm" fo:margin-bottom="0cm" fo:text-indent="0cm"/>
      <style:text-properties fo:font-size="20pt"/>
    </style:style>
    <style:style style:name="Forestbird-outline5" style:family="presentation" style:parent-style-name="Forestbird-outline4">
      <style:paragraph-properties fo:margin-left="0cm" fo:margin-right="0cm" fo:margin-top="0.1cm" fo:margin-bottom="0cm" fo:text-indent="0cm"/>
      <style:text-properties fo:font-size="20pt"/>
    </style:style>
    <style:style style:name="Forestbird-outline6" style:family="presentation" style:parent-style-name="Forestbird-outline5">
      <style:paragraph-properties fo:margin-left="0cm" fo:margin-right="0cm" fo:margin-top="0.1cm" fo:margin-bottom="0cm" fo:text-indent="0cm"/>
      <style:text-properties fo:font-size="20pt"/>
    </style:style>
    <style:style style:name="Forestbird-outline7" style:family="presentation" style:parent-style-name="Forestbird-outline6">
      <style:paragraph-properties fo:margin-left="0cm" fo:margin-right="0cm" fo:margin-top="0.1cm" fo:margin-bottom="0cm" fo:text-indent="0cm"/>
      <style:text-properties fo:font-size="20pt"/>
    </style:style>
    <style:style style:name="Forestbird-outline8" style:family="presentation" style:parent-style-name="Forestbird-outline7">
      <style:paragraph-properties fo:margin-left="0cm" fo:margin-right="0cm" fo:margin-top="0.1cm" fo:margin-bottom="0cm" fo:text-indent="0cm"/>
      <style:text-properties fo:font-size="20pt"/>
    </style:style>
    <style:style style:name="Forestbird-outline9" style:family="presentation" style:parent-style-name="Forestbird-outline8">
      <style:paragraph-properties fo:margin-left="0cm" fo:margin-right="0cm" fo:margin-top="0.1cm" fo:margin-bottom="0cm" fo:text-indent="0cm"/>
      <style:text-properties fo:font-size="20pt"/>
    </style:style>
    <style:style style:name="Forestbird-subtitle" style:family="presentation">
      <style:graphic-properties draw:stroke="none" svg:stroke-color="#3465a4" draw:fill="none" draw:textarea-vertical-align="middle">
        <text:list-style style:name="Forestbird-subtitle">
          <text:list-level-style-bullet text:level="1" text:bullet-char="●">
            <style:list-level-properties text:min-label-width="0.6cm"/>
            <style:text-properties fo:font-family="StarSymbol" fo:color="#add58a"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1-background" style:family="presentation">
      <style:graphic-properties draw:stroke="none" draw:fill="bitmap" draw:fill-image-name="background"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outline1" style:family="presentation">
      <style:graphic-properties draw:stroke="none" draw:fill="none" draw:auto-grow-height="false" draw:fit-to-size="shrink-to-fit"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4cm" fo:margin-bottom="0cm" fo:text-indent="0cm"/>
      <style:text-properties fo:font-size="28pt"/>
    </style:style>
    <style:style style:name="Forestbird1-outline3" style:family="presentation" style:parent-style-name="Forestbird1-outline2">
      <style:paragraph-properties fo:margin-left="0cm" fo:margin-right="0cm" fo:margin-top="0.3cm" fo:margin-bottom="0cm" fo:text-indent="0cm"/>
      <style:text-properties fo:font-size="24pt"/>
    </style:style>
    <style:style style:name="Forestbird1-outline4" style:family="presentation" style:parent-style-name="Forestbird1-outline3">
      <style:paragraph-properties fo:margin-left="0cm" fo:margin-right="0cm" fo:margin-top="0.2cm" fo:margin-bottom="0cm" fo:text-indent="0cm"/>
      <style:text-properties fo:font-size="20pt"/>
    </style:style>
    <style:style style:name="Forestbird1-outline5" style:family="presentation" style:parent-style-name="Forestbird1-outline4">
      <style:paragraph-properties fo:margin-left="0cm" fo:margin-right="0cm" fo:margin-top="0.1cm" fo:margin-bottom="0cm" fo:text-indent="0cm"/>
      <style:text-properties fo:font-size="20pt"/>
    </style:style>
    <style:style style:name="Forestbird1-outline6" style:family="presentation" style:parent-style-name="Forestbird1-outline5">
      <style:paragraph-properties fo:margin-left="0cm" fo:margin-right="0cm" fo:margin-top="0.1cm" fo:margin-bottom="0cm" fo:text-indent="0cm"/>
      <style:text-properties fo:font-size="20pt"/>
    </style:style>
    <style:style style:name="Forestbird1-outline7" style:family="presentation" style:parent-style-name="Forestbird1-outline6">
      <style:paragraph-properties fo:margin-left="0cm" fo:margin-right="0cm" fo:margin-top="0.1cm" fo:margin-bottom="0cm" fo:text-indent="0cm"/>
      <style:text-properties fo:font-size="20pt"/>
    </style:style>
    <style:style style:name="Forestbird1-outline8" style:family="presentation" style:parent-style-name="Forestbird1-outline7">
      <style:paragraph-properties fo:margin-left="0cm" fo:margin-right="0cm" fo:margin-top="0.1cm" fo:margin-bottom="0cm" fo:text-indent="0cm"/>
      <style:text-properties fo:font-size="20pt"/>
    </style:style>
    <style:style style:name="Forestbird1-outline9" style:family="presentation" style:parent-style-name="Forestbird1-outline8">
      <style:paragraph-properties fo:margin-left="0cm" fo:margin-right="0cm" fo:margin-top="0.1cm" fo:margin-bottom="0cm" fo:text-indent="0cm"/>
      <style:text-properties fo:font-size="20pt"/>
    </style:style>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2-background" style:family="presentation">
      <style:graphic-properties draw:stroke="none" draw:fill="bitmap" draw:fill-image-name="background"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outline1" style:family="presentation">
      <style:graphic-properties draw:stroke="none" draw:fill="none" draw:auto-grow-height="false" draw:fit-to-size="shrink-to-fit"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4cm" fo:margin-bottom="0cm" fo:text-indent="0cm"/>
      <style:text-properties fo:font-size="28pt"/>
    </style:style>
    <style:style style:name="Forestbird2-outline3" style:family="presentation" style:parent-style-name="Forestbird2-outline2">
      <style:paragraph-properties fo:margin-left="0cm" fo:margin-right="0cm" fo:margin-top="0.3cm" fo:margin-bottom="0cm" fo:text-indent="0cm"/>
      <style:text-properties fo:font-size="24pt"/>
    </style:style>
    <style:style style:name="Forestbird2-outline4" style:family="presentation" style:parent-style-name="Forestbird2-outline3">
      <style:paragraph-properties fo:margin-left="0cm" fo:margin-right="0cm" fo:margin-top="0.2cm" fo:margin-bottom="0cm" fo:text-indent="0cm"/>
      <style:text-properties fo:font-size="20pt"/>
    </style:style>
    <style:style style:name="Forestbird2-outline5" style:family="presentation" style:parent-style-name="Forestbird2-outline4">
      <style:paragraph-properties fo:margin-left="0cm" fo:margin-right="0cm" fo:margin-top="0.1cm" fo:margin-bottom="0cm" fo:text-indent="0cm"/>
      <style:text-properties fo:font-size="20pt"/>
    </style:style>
    <style:style style:name="Forestbird2-outline6" style:family="presentation" style:parent-style-name="Forestbird2-outline5">
      <style:paragraph-properties fo:margin-left="0cm" fo:margin-right="0cm" fo:margin-top="0.1cm" fo:margin-bottom="0cm" fo:text-indent="0cm"/>
      <style:text-properties fo:font-size="20pt"/>
    </style:style>
    <style:style style:name="Forestbird2-outline7" style:family="presentation" style:parent-style-name="Forestbird2-outline6">
      <style:paragraph-properties fo:margin-left="0cm" fo:margin-right="0cm" fo:margin-top="0.1cm" fo:margin-bottom="0cm" fo:text-indent="0cm"/>
      <style:text-properties fo:font-size="20pt"/>
    </style:style>
    <style:style style:name="Forestbird2-outline8" style:family="presentation" style:parent-style-name="Forestbird2-outline7">
      <style:paragraph-properties fo:margin-left="0cm" fo:margin-right="0cm" fo:margin-top="0.1cm" fo:margin-bottom="0cm" fo:text-indent="0cm"/>
      <style:text-properties fo:font-size="20pt"/>
    </style:style>
    <style:style style:name="Forestbird2-outline9" style:family="presentation" style:parent-style-name="Forestbird2-outline8">
      <style:paragraph-properties fo:margin-left="0cm" fo:margin-right="0cm" fo:margin-top="0.1cm" fo:margin-bottom="0cm" fo:text-indent="0cm"/>
      <style:text-properties fo:font-size="20pt"/>
    </style:style>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3-background" style:family="presentation">
      <style:graphic-properties draw:stroke="none" draw:fill="bitmap" draw:fill-image-name="background"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outline1" style:family="presentation">
      <style:graphic-properties draw:stroke="none" draw:fill="none" draw:auto-grow-height="false" draw:fit-to-size="shrink-to-fit"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4cm" fo:margin-bottom="0cm" fo:text-indent="0cm"/>
      <style:text-properties fo:font-size="28pt"/>
    </style:style>
    <style:style style:name="Forestbird3-outline3" style:family="presentation" style:parent-style-name="Forestbird3-outline2">
      <style:paragraph-properties fo:margin-left="0cm" fo:margin-right="0cm" fo:margin-top="0.3cm" fo:margin-bottom="0cm" fo:text-indent="0cm"/>
      <style:text-properties fo:font-size="24pt"/>
    </style:style>
    <style:style style:name="Forestbird3-outline4" style:family="presentation" style:parent-style-name="Forestbird3-outline3">
      <style:paragraph-properties fo:margin-left="0cm" fo:margin-right="0cm" fo:margin-top="0.2cm" fo:margin-bottom="0cm" fo:text-indent="0cm"/>
      <style:text-properties fo:font-size="20pt"/>
    </style:style>
    <style:style style:name="Forestbird3-outline5" style:family="presentation" style:parent-style-name="Forestbird3-outline4">
      <style:paragraph-properties fo:margin-left="0cm" fo:margin-right="0cm" fo:margin-top="0.1cm" fo:margin-bottom="0cm" fo:text-indent="0cm"/>
      <style:text-properties fo:font-size="20pt"/>
    </style:style>
    <style:style style:name="Forestbird3-outline6" style:family="presentation" style:parent-style-name="Forestbird3-outline5">
      <style:paragraph-properties fo:margin-left="0cm" fo:margin-right="0cm" fo:margin-top="0.1cm" fo:margin-bottom="0cm" fo:text-indent="0cm"/>
      <style:text-properties fo:font-size="20pt"/>
    </style:style>
    <style:style style:name="Forestbird3-outline7" style:family="presentation" style:parent-style-name="Forestbird3-outline6">
      <style:paragraph-properties fo:margin-left="0cm" fo:margin-right="0cm" fo:margin-top="0.1cm" fo:margin-bottom="0cm" fo:text-indent="0cm"/>
      <style:text-properties fo:font-size="20pt"/>
    </style:style>
    <style:style style:name="Forestbird3-outline8" style:family="presentation" style:parent-style-name="Forestbird3-outline7">
      <style:paragraph-properties fo:margin-left="0cm" fo:margin-right="0cm" fo:margin-top="0.1cm" fo:margin-bottom="0cm" fo:text-indent="0cm"/>
      <style:text-properties fo:font-size="20pt"/>
    </style:style>
    <style:style style:name="Forestbird3-outline9" style:family="presentation" style:parent-style-name="Forestbird3-outline8">
      <style:paragraph-properties fo:margin-left="0cm" fo:margin-right="0cm" fo:margin-top="0.1cm" fo:margin-bottom="0cm" fo:text-indent="0cm"/>
      <style:text-properties fo:font-size="20pt"/>
    </style:style>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background" draw:fill-image-width="111%" draw:fill-image-height="123%" style:repeat="stretch" draw:fill-image-ref-point="center"/>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Forestbird-backgroundobjects">
      <style:graphic-properties draw:stroke="none" draw:fill="none" draw:fill-color="#ffffff" draw:auto-grow-height="false" fo:min-height="1.449cm"/>
    </style:style>
    <style:style style:name="Mpr2" style:family="presentation" style:parent-style-name="Forestbird-backgroundobjects">
      <style:graphic-properties draw:stroke="none" draw:fill="none" draw:fill-color="#ffffff" draw:auto-grow-height="false" fo:min-height="1.485cm"/>
    </style:style>
    <style:style style:name="Mpr3" style:family="presentation" style:parent-style-name="Forestbird-backgroundobjects">
      <style:graphic-properties draw:stroke="none" draw:fill="none" draw:fill-color="#ffffff" draw:textarea-vertical-align="bottom" draw:auto-grow-height="false" fo:min-height="1.485cm"/>
    </style:style>
    <style:style style:name="Mpr4" style:family="presentation" style:parent-style-name="Forestbird1-backgroundobjects">
      <style:graphic-properties draw:stroke="none" draw:fill="none" draw:fill-color="#ffffff" draw:auto-grow-height="false" fo:min-height="1.449cm"/>
    </style:style>
    <style:style style:name="Mpr5" style:family="presentation" style:parent-style-name="Forestbird1-backgroundobjects">
      <style:graphic-properties draw:stroke="none" draw:fill="none" draw:fill-color="#ffffff" draw:auto-grow-height="false" fo:min-height="1.485cm"/>
    </style:style>
    <style:style style:name="Mpr6" style:family="presentation" style:parent-style-name="Forestbird1-backgroundobjects">
      <style:graphic-properties draw:stroke="none" draw:fill="none" draw:fill-color="#ffffff" draw:textarea-vertical-align="bottom" draw:auto-grow-height="false" fo:min-height="1.485cm"/>
    </style:style>
    <style:style style:name="Mpr7" style:family="presentation" style:parent-style-name="Forestbird2-backgroundobjects">
      <style:graphic-properties draw:stroke="none" draw:fill="none" draw:fill-color="#ffffff" draw:auto-grow-height="false" fo:min-height="1.449cm"/>
    </style:style>
    <style:style style:name="Mpr8" style:family="presentation" style:parent-style-name="Forestbird2-backgroundobjects">
      <style:graphic-properties draw:stroke="none" draw:fill="none" draw:fill-color="#ffffff" draw:auto-grow-height="false" fo:min-height="1.485cm"/>
    </style:style>
    <style:style style:name="Mpr9" style:family="presentation" style:parent-style-name="Forestbird2-backgroundobjects">
      <style:graphic-properties draw:stroke="none" draw:fill="none" draw:fill-color="#ffffff" draw:textarea-vertical-align="bottom" draw:auto-grow-height="false" fo:min-height="1.485cm"/>
    </style:style>
    <style:style style:name="Mpr10" style:family="presentation" style:parent-style-name="Forestbird3-backgroundobjects">
      <style:graphic-properties draw:stroke="none" draw:fill="none" draw:fill-color="#ffffff" draw:auto-grow-height="false" fo:min-height="1.449cm"/>
    </style:style>
    <style:style style:name="Mpr11" style:family="presentation" style:parent-style-name="Forestbird3-backgroundobjects">
      <style:graphic-properties draw:stroke="none" draw:fill="none" draw:fill-color="#ffffff" draw:auto-grow-height="false" fo:min-height="1.485cm"/>
    </style:style>
    <style:style style:name="Mpr12" style:family="presentation" style:parent-style-name="Forestbird3-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Forestbird" style:page-layout-name="PM1" draw:style-name="Mdp1">
      <draw:frame presentation:style-name="Forestbird-title" draw:layer="backgroundobjects" svg:width="23.368cm" svg:height="3.507cm" svg:x="2.286cm" svg:y="2.54cm" presentation:class="title" presentation:placeholder="true">
        <draw:text-box/>
      </draw:frame>
      <draw:frame presentation:style-name="Forestbird-outline1" draw:layer="backgroundobjects" svg:width="23.622cm" svg:height="12.182cm" svg:x="2.032cm" svg:y="6.096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2">
      <draw:frame presentation:style-name="Forestbird1-title" draw:layer="backgroundobjects" svg:width="23.413cm" svg:height="3.507cm" svg:x="2.241cm" svg:y="2.54cm" presentation:class="title" presentation:placeholder="true">
        <draw:text-box/>
      </draw:frame>
      <draw:frame presentation:style-name="Forestbird1-outline1" draw:layer="backgroundobjects" svg:width="23.368cm" svg:height="12.182cm" svg:x="2.286cm" svg:y="6.106cm" presentation:class="outline" presentation:placeholder="true">
        <draw:text-box/>
      </draw:frame>
      <draw:frame presentation:style-name="Mpr4" draw:text-style-name="MP2" draw:layer="backgroundobjects" svg:width="6.521cm" svg:height="1.448cm" svg:x="1.399cm" svg:y="19.136cm" presentation:class="date-time">
        <draw:text-box>
          <text:p text:style-name="MP1"><text:span text:style-name="MT1"><presentation:date-time/></text:span></text:p>
        </draw:text-box>
      </draw:frame>
      <draw:frame presentation:style-name="Mpr4" draw:text-style-name="MP6" draw:layer="backgroundobjects" svg:width="8.872cm" svg:height="1.448cm" svg:x="9.572cm" svg:y="19.136cm" presentation:class="footer">
        <draw:text-box>
          <text:p text:style-name="MP5"><text:span text:style-name="MT1"><presentation:footer/></text:span></text:p>
        </draw:text-box>
      </draw:frame>
      <draw:frame presentation:style-name="Mpr4"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2">
      <draw:frame presentation:style-name="Forestbird2-title" draw:layer="backgroundobjects" svg:width="23.368cm" svg:height="3.507cm" svg:x="2.286cm" svg:y="2.54cm" presentation:class="title" presentation:placeholder="true">
        <draw:text-box/>
      </draw:frame>
      <draw:frame presentation:style-name="Forestbird2-outline1" draw:layer="backgroundobjects" svg:width="23.368cm" svg:height="12.182cm" svg:x="2.286cm" svg:y="6.106cm" presentation:class="outline" presentation:placeholder="true">
        <draw:text-box/>
      </draw:frame>
      <draw:frame presentation:style-name="Mpr7" draw:text-style-name="MP2" draw:layer="backgroundobjects" svg:width="6.521cm" svg:height="1.448cm" svg:x="1.399cm" svg:y="19.136cm" presentation:class="date-time">
        <draw:text-box>
          <text:p text:style-name="MP1"><text:span text:style-name="MT1"><presentation:date-time/></text:span></text:p>
        </draw:text-box>
      </draw:frame>
      <draw:frame presentation:style-name="Mpr7" draw:text-style-name="MP6" draw:layer="backgroundobjects" svg:width="8.872cm" svg:height="1.448cm" svg:x="9.572cm" svg:y="19.136cm" presentation:class="footer">
        <draw:text-box>
          <text:p text:style-name="MP5"><text:span text:style-name="MT1"><presentation:footer/></text:span></text:p>
        </draw:text-box>
      </draw:frame>
      <draw:frame presentation:style-name="Mpr7"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2">
      <draw:frame presentation:style-name="Forestbird3-title" draw:layer="backgroundobjects" svg:width="23.368cm" svg:height="3.507cm" svg:x="2.286cm" svg:y="2.589cm" presentation:class="title" presentation:placeholder="true">
        <draw:text-box/>
      </draw:frame>
      <draw:frame presentation:style-name="Forestbird3-outline1" draw:layer="backgroundobjects" svg:width="23.413cm" svg:height="12.182cm" svg:x="2.241cm" svg:y="6.096cm" presentation:class="outline" presentation:placeholder="true">
        <draw:text-box/>
      </draw:frame>
      <draw:frame presentation:style-name="Mpr10" draw:text-style-name="MP2" draw:layer="backgroundobjects" svg:width="6.521cm" svg:height="1.448cm" svg:x="1.399cm" svg:y="19.136cm" presentation:class="date-time">
        <draw:text-box>
          <text:p text:style-name="MP1"><text:span text:style-name="MT1"><presentation:date-time/></text:span></text:p>
        </draw:text-box>
      </draw:frame>
      <draw:frame presentation:style-name="Mpr10" draw:text-style-name="MP6" draw:layer="backgroundobjects" svg:width="8.872cm" svg:height="1.448cm" svg:x="9.572cm" svg:y="19.136cm" presentation:class="footer">
        <draw:text-box>
          <text:p text:style-name="MP5"><text:span text:style-name="MT1"><presentation:footer/></text:span></text:p>
        </draw:text-box>
      </draw:frame>
      <draw:frame presentation:style-name="Mpr10"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04T13:37:55.133092717</meta:creation-date>
    <meta:editing-duration>P1DT7H5M45S</meta:editing-duration>
    <meta:editing-cycles>36</meta:editing-cycles>
    <meta:generator>LibreOffice/6.0.6.2$Linux_X86_64 LibreOffice_project/00m0$Build-2</meta:generator>
    <dc:title>Forestbird</dc:title>
    <dc:date>2018-12-14T20:43:37.822026101</dc:date>
    <meta:document-statistic meta:object-count="162"/>
  </office:meta>
</office:document-meta>
</file>

<file path=Object 1/content.xml><?xml version="1.0" encoding="utf-8"?>
<math xmlns="http://www.w3.org/1998/Math/MathML" display="block">
  <semantics>
    <mrow>
      <mi>x</mi>
      <mo stretchy="false">=</mo>
      <mfrac>
        <mrow>
          <mrow>
            <mo stretchy="false">−</mo>
            <mi>b</mi>
          </mrow>
          <mo stretchy="false">±</mo>
          <msqrt>
            <mrow>
              <mrow>
                <msup>
                  <mi>b</mi>
                  <mn>2</mn>
                </msup>
                <mo stretchy="false">−</mo>
                <mn>4</mn>
              </mrow>
              <mi mathvariant="italic">ac</mi>
            </mrow>
          </msqrt>
        </mrow>
        <mrow>
          <mn>2</mn>
          <mi>a</mi>
        </mrow>
      </mfrac>
    </mrow>
    <annotation encoding="StarMath 5.0">x={-b +- sqrt{b^2-4ac } } over {2a} </annotation>
  </semantics>
</math>
</file>

<file path=Object 2/content.xml><?xml version="1.0" encoding="utf-8"?>
<math xmlns="http://www.w3.org/1998/Math/MathML" display="block">
  <semantics>
    <mrow>
      <mi>x</mi>
      <mo stretchy="false">=</mo>
      <mfrac>
        <mrow>
          <mrow>
            <mo stretchy="false">−</mo>
            <mi>b</mi>
          </mrow>
          <mo stretchy="false">±</mo>
          <msqrt>
            <mrow>
              <mrow>
                <msup>
                  <mi>b</mi>
                  <mn>2</mn>
                </msup>
                <mo stretchy="false">−</mo>
                <mn>4</mn>
              </mrow>
              <mi mathvariant="italic">ac</mi>
            </mrow>
          </msqrt>
        </mrow>
        <mrow>
          <mn>2</mn>
          <mi>a</mi>
        </mrow>
      </mfrac>
    </mrow>
    <annotation encoding="StarMath 5.0">x={-b +- sqrt{b^2-4ac } } over {2a} </annotation>
  </semantics>
</math>
</file>